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0.6925in"/>
    </style:style>
    <style:style style:name="co4" style:family="table-column">
      <style:table-column-properties fo:break-before="auto" style:column-width="0.7339in"/>
    </style:style>
    <style:style style:name="co5" style:family="table-column">
      <style:table-column-properties fo:break-before="auto" style:column-width="0.7173in"/>
    </style:style>
    <style:style style:name="co6" style:family="table-column">
      <style:table-column-properties fo:break-before="auto" style:column-width="0.7256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131">
      <style:table-cell-properties fo:border="none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127"/>
    <style:style style:name="ce38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 style:data-style-name="N131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fo:background-color="#666666"/>
    </style:style>
    <style:style style:name="ce21" style:family="table-cell" style:parent-style-name="Default" style:data-style-name="N131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51" style:family="table-cell" style:parent-style-name="Default" style:data-style-name="N132">
      <style:table-cell-properties fo:background-color="#666666"/>
      <style:text-properties fo:font-weight="normal" style:font-weight-asian="normal" style:font-weight-complex="normal"/>
    </style:style>
    <style:style style:name="ce52" style:family="table-cell" style:parent-style-name="Default" style:data-style-name="N132">
      <style:table-cell-properties fo:background-color="#66666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pixels/mm</text:p>
          </table:table-cell>
          <table:table-cell table:style-name="ce7" table:formula="of:=(10716-1244)/200" office:value-type="float" office:value="47.36" calcext:value-type="float">
            <text:p>47.36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Home x</text:p>
          </table:table-cell>
          <table:table-cell table:style-name="ce29" office:value-type="string" calcext:value-type="string">
            <text:p>Home y</text:p>
          </table:table-cell>
          <table:table-cell table:number-columns-repeated="1022"/>
        </table:table-row>
        <table:table-row table:style-name="ro1">
          <table:table-cell office:value-type="float" office:value="19992" calcext:value-type="float">
            <text:p>19992</text:p>
          </table:table-cell>
          <table:table-cell table:style-name="ce9" office:value-type="float" office:value="8815" calcext:value-type="float">
            <text:p>8815</text:p>
          </table:table-cell>
          <table:table-cell table:number-columns-repeated="1022"/>
        </table:table-row>
        <table:table-row table:style-name="ro1">
          <table:table-cell office:value-type="float" office:value="20067" calcext:value-type="float">
            <text:p>20067</text:p>
          </table:table-cell>
          <table:table-cell table:style-name="ce9" office:value-type="float" office:value="8889" calcext:value-type="float">
            <text:p>8889</text:p>
          </table:table-cell>
          <table:table-cell table:number-columns-repeated="1022"/>
        </table:table-row>
        <table:table-row table:style-name="ro1">
          <table:table-cell table:style-name="ce4" table:formula="of:=AVERAGE([.A4:.A5])" office:value-type="float" office:value="20029.5" calcext:value-type="float">
            <text:p>20029.5</text:p>
          </table:table-cell>
          <table:table-cell table:style-name="ce10" table:formula="of:=AVERAGE([.B4:.B5])" office:value-type="float" office:value="8852" calcext:value-type="float">
            <text:p>8852</text:p>
          </table:table-cell>
          <table:table-cell table:number-columns-repeated="1022"/>
        </table:table-row>
        <table:table-row table:style-name="ro1">
          <table:table-cell table:style-name="Default" table:formula="of:=[.A6]/[.$B$1]" office:value-type="float" office:value="422.920185810811" calcext:value-type="float">
            <text:p>422.920185810811</text:p>
          </table:table-cell>
          <table:table-cell table:formula="of:=[.B6]/[.$B$1]" office:value-type="float" office:value="186.908783783784" calcext:value-type="float">
            <text:p>186.908783783784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32" office:value-type="string" calcext:value-type="string" table:number-columns-spanned="2" table:number-rows-spanned="1">
            <text:p>Footprint px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Footprint mm</text:p>
          </table:table-cell>
          <table:covered-table-cell table:style-name="ce43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Width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Width</text:p>
          </table:table-cell>
          <table:table-cell table:style-name="ce9" office:value-type="string" calcext:value-type="string">
            <text:p>H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s 1</text:p>
          </table:table-cell>
          <table:table-cell table:style-name="ce12" office:value-type="float" office:value="20304" calcext:value-type="float">
            <text:p>20304</text:p>
          </table:table-cell>
          <table:table-cell table:style-name="ce12" office:value-type="float" office:value="9087" calcext:value-type="float">
            <text:p>9087</text:p>
          </table:table-cell>
          <table:table-cell table:style-name="ce15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Meas 2</text:p>
          </table:table-cell>
          <table:table-cell table:style-name="ce12" office:value-type="float" office:value="20380" calcext:value-type="float">
            <text:p>20380</text:p>
          </table:table-cell>
          <table:table-cell table:style-name="ce12" office:value-type="float" office:value="9161" calcext:value-type="float">
            <text:p>9161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2" table:formula="of:=AVERAGE([.B10:.B11])" office:value-type="float" office:value="20342" calcext:value-type="float">
            <text:p>20342</text:p>
          </table:table-cell>
          <table:table-cell table:style-name="ce12" table:formula="of:=AVERAGE([.C10:.C11])" office:value-type="float" office:value="9124" calcext:value-type="float">
            <text:p>9124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Relative</text:p>
          </table:table-cell>
          <table:table-cell table:style-name="ce13" table:formula="of:=[.B12]-[.A6]" office:value-type="float" office:value="312.5" calcext:value-type="float">
            <text:p>312.5</text:p>
          </table:table-cell>
          <table:table-cell table:style-name="ce13" table:formula="of:=[.C12]-[.B6]" office:value-type="float" office:value="272" calcext:value-type="float">
            <text:p>272</text:p>
          </table:table-cell>
          <table:table-cell table:style-name="ce16" table:formula="of:=[.B13]/[.$B$1]" office:value-type="float" office:value="6.59839527027027" calcext:value-type="float">
            <text:p>6.60</text:p>
          </table:table-cell>
          <table:table-cell table:style-name="ce19" table:formula="of:=[.C13]/[.$B$1]" office:value-type="float" office:value="5.74324324324324" calcext:value-type="float">
            <text:p>5.74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ce37" table:formula="of:=[.D13]/2" office:value-type="float" office:value="3.29919763513513" calcext:value-type="float">
            <text:p>3.2991976</text:p>
          </table:table-cell>
          <table:table-cell table:style-name="ce37" table:formula="of:=[.E13]/2" office:value-type="float" office:value="2.87162162162162" calcext:value-type="float">
            <text:p>2.8716216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Row Y</text:p>
          </table:table-cell>
          <table:table-cell table:style-name="ce35" office:value-type="string" calcext:value-type="string">
            <text:p>Meas 1</text:p>
          </table:table-cell>
          <table:table-cell table:style-name="ce35" office:value-type="string" calcext:value-type="string">
            <text:p>Meas 2</text:p>
          </table:table-cell>
          <table:table-cell table:style-name="ce35" office:value-type="string" calcext:value-type="string">
            <text:p>Average</text:p>
          </table:table-cell>
          <table:table-cell table:style-name="ce35" office:value-type="string" calcext:value-type="string">
            <text:p>Relative px</text:p>
          </table:table-cell>
          <table:table-cell table:style-name="ce35" office:value-type="string" calcext:value-type="string">
            <text:p>Relative mm</text:p>
          </table:table-cell>
          <table:table-cell table:style-name="ce43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26" calcext:value-type="float">
            <text:p>6126</text:p>
          </table:table-cell>
          <table:table-cell office:value-type="float" office:value="6187" calcext:value-type="float">
            <text:p>6187</text:p>
          </table:table-cell>
          <table:table-cell table:formula="of:=AVERAGE([.B17:.C17])" office:value-type="float" office:value="6156.5" calcext:value-type="float">
            <text:p>6156.5</text:p>
          </table:table-cell>
          <table:table-cell table:formula="of:=[.D17]-[.$B$6]" office:value-type="float" office:value="-2695.5" calcext:value-type="float">
            <text:p>-2695.5</text:p>
          </table:table-cell>
          <table:table-cell table:formula="of:=[.E17]/[.$B$1]" office:value-type="float" office:value="-56.9151182432432" calcext:value-type="float">
            <text:p>-56.9151182432432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17" calcext:value-type="float">
            <text:p>7017</text:p>
          </table:table-cell>
          <table:table-cell office:value-type="float" office:value="7089" calcext:value-type="float">
            <text:p>7089</text:p>
          </table:table-cell>
          <table:table-cell table:formula="of:=AVERAGE([.B18:.C18])" office:value-type="float" office:value="7053" calcext:value-type="float">
            <text:p>7053</text:p>
          </table:table-cell>
          <table:table-cell table:formula="of:=[.D18]-[.$B$6]" office:value-type="float" office:value="-1799" calcext:value-type="float">
            <text:p>-1799</text:p>
          </table:table-cell>
          <table:table-cell table:formula="of:=[.E18]/[.$B$1]" office:value-type="float" office:value="-37.9856418918919" calcext:value-type="float">
            <text:p>-37.9856418918919</text:p>
          </table:table-cell>
          <table:table-cell table:style-name="ce9" table:formula="of:=[.F18]-[.F17]" office:value-type="float" office:value="18.9294763513513" calcext:value-type="float">
            <text:p>18.929476351351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23" calcext:value-type="float">
            <text:p>7923</text:p>
          </table:table-cell>
          <table:table-cell office:value-type="float" office:value="7986" calcext:value-type="float">
            <text:p>7986</text:p>
          </table:table-cell>
          <table:table-cell table:formula="of:=AVERAGE([.B19:.C19])" office:value-type="float" office:value="7954.5" calcext:value-type="float">
            <text:p>7954.5</text:p>
          </table:table-cell>
          <table:table-cell table:formula="of:=[.D19]-[.$B$6]" office:value-type="float" office:value="-897.5" calcext:value-type="float">
            <text:p>-897.5</text:p>
          </table:table-cell>
          <table:table-cell table:formula="of:=[.E19]/[.$B$1]" office:value-type="float" office:value="-18.9505912162162" calcext:value-type="float">
            <text:p>-18.9505912162162</text:p>
          </table:table-cell>
          <table:table-cell table:style-name="ce9" table:formula="of:=[.F19]-[.F18]" office:value-type="float" office:value="19.0350506756757" calcext:value-type="float">
            <text:p>19.0350506756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(home)</text:p>
          </table:table-cell>
          <table:table-cell table:formula="of:=[.B4]" office:value-type="float" office:value="8815" calcext:value-type="float">
            <text:p>8815</text:p>
          </table:table-cell>
          <table:table-cell table:formula="of:=[.B5]" office:value-type="float" office:value="8889" calcext:value-type="float">
            <text:p>8889</text:p>
          </table:table-cell>
          <table:table-cell table:formula="of:=AVERAGE([.B20:.C20])" office:value-type="float" office:value="8852" calcext:value-type="float">
            <text:p>8852</text:p>
          </table:table-cell>
          <table:table-cell table:formula="of:=[.D20]-[.$B$6]" office:value-type="float" office:value="0" calcext:value-type="float">
            <text:p>0</text:p>
          </table:table-cell>
          <table:table-cell table:formula="of:=[.E20]/[.$B$1]" office:value-type="float" office:value="0" calcext:value-type="float">
            <text:p>0</text:p>
          </table:table-cell>
          <table:table-cell table:style-name="ce9" table:formula="of:=[.F20]-[.F19]" office:value-type="float" office:value="18.9505912162162" calcext:value-type="float">
            <text:p>18.950591216216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20" calcext:value-type="float">
            <text:p>9720</text:p>
          </table:table-cell>
          <table:table-cell office:value-type="float" office:value="9792" calcext:value-type="float">
            <text:p>9792</text:p>
          </table:table-cell>
          <table:table-cell table:formula="of:=AVERAGE([.B21:.C21])" office:value-type="float" office:value="9756" calcext:value-type="float">
            <text:p>9756</text:p>
          </table:table-cell>
          <table:table-cell table:formula="of:=[.D21]-[.$B$6]" office:value-type="float" office:value="904" calcext:value-type="float">
            <text:p>904</text:p>
          </table:table-cell>
          <table:table-cell table:formula="of:=[.E21]/[.$B$1]" office:value-type="float" office:value="19.0878378378378" calcext:value-type="float">
            <text:p>19.0878378378378</text:p>
          </table:table-cell>
          <table:table-cell table:style-name="ce9" table:formula="of:=[.F21]-[.F20]" office:value-type="float" office:value="19.0878378378378" calcext:value-type="float">
            <text:p>19.0878378378378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13" table:number-columns-repeated="5"/>
          <table:table-cell table:style-name="ce10" table:formula="of:=AVERAGE([.G18:.G21])" office:value-type="float" office:value="19.0007390202703" calcext:value-type="float">
            <text:p>19.0007390202703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witch 80</text:p>
          </table:table-cell>
          <table:table-cell table:style-name="ce13" office:value-type="float" office:value="9138" calcext:value-type="float">
            <text:p>9138</text:p>
          </table:table-cell>
          <table:table-cell table:style-name="ce13" office:value-type="float" office:value="9212" calcext:value-type="float">
            <text:p>9212</text:p>
          </table:table-cell>
          <table:table-cell table:formula="of:=AVERAGE([.B23:.C23])" office:value-type="float" office:value="9175" calcext:value-type="float">
            <text:p>9175</text:p>
          </table:table-cell>
          <table:table-cell table:formula="of:=[.D23]-[.$B$6]" office:value-type="float" office:value="323" calcext:value-type="float">
            <text:p>323</text:p>
          </table:table-cell>
          <table:table-cell table:style-name="ce20" table:formula="of:=[.E23]/[.$B$1]" office:value-type="float" office:value="6.82010135135135" calcext:value-type="float">
            <text:p>6.82010135135135</text:p>
          </table:table-cell>
          <table:table-cell table:style-name="ce10"/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Switch X</text:p>
          </table:table-cell>
          <table:table-cell table:style-name="ce35" office:value-type="string" calcext:value-type="string">
            <text:p>Meas 1</text:p>
          </table:table-cell>
          <table:table-cell table:style-name="ce35" office:value-type="string" calcext:value-type="string">
            <text:p>Meas 2</text:p>
          </table:table-cell>
          <table:table-cell table:style-name="ce35" office:value-type="string" calcext:value-type="string">
            <text:p>Average</text:p>
          </table:table-cell>
          <table:table-cell table:style-name="ce35" office:value-type="string" calcext:value-type="string">
            <text:p>Relative px</text:p>
          </table:table-cell>
          <table:table-cell table:style-name="ce35" office:value-type="string" calcext:value-type="string">
            <text:p>Relative mm</text:p>
          </table:table-cell>
          <table:table-cell table:style-name="ce35" office:value-type="string" calcext:value-type="string">
            <text:p>Relative u</text:p>
          </table:table-cell>
          <table:table-cell table:style-name="ce35" office:value-type="string" calcext:value-type="string">
            <text:p>Rounded u</text:p>
          </table:table-cell>
          <table:table-cell table:style-name="ce32" office:value-type="string" calcext:value-type="string">
            <text:p>Rounded mm</text:p>
          </table:table-cell>
          <table:table-cell table:style-name="ce43" office:value-type="string" calcext:value-type="string">
            <text:p>Difference</text:p>
          </table:table-cell>
          <table:table-cell table:style-name="ce43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73" calcext:value-type="float">
            <text:p>18873</text:p>
          </table:table-cell>
          <table:table-cell office:value-type="float" office:value="18939" calcext:value-type="float">
            <text:p>18939</text:p>
          </table:table-cell>
          <table:table-cell table:formula="of:=AVERAGE([.B27:.C27])" office:value-type="float" office:value="18906" calcext:value-type="float">
            <text:p>18906</text:p>
          </table:table-cell>
          <table:table-cell table:formula="of:=[.D27]-[.$A$6]" office:value-type="float" office:value="-1123.5" calcext:value-type="float">
            <text:p>-1123.5</text:p>
          </table:table-cell>
          <table:table-cell table:formula="of:=[.E27]/[.$B$1]" office:value-type="float" office:value="-23.7225506756757" calcext:value-type="float">
            <text:p>-23.7225506756757</text:p>
          </table:table-cell>
          <table:table-cell table:formula="of:=[.F27]/19" office:value-type="float" office:value="-1.24855529871977" calcext:value-type="float">
            <text:p>-1.24855529871977</text:p>
          </table:table-cell>
          <table:table-cell table:formula="of:=MROUND([.G27];0.0625)" office:value-type="float" office:value="-1.25" calcext:value-type="float">
            <text:p>-1.25</text:p>
          </table:table-cell>
          <table:table-cell table:style-name="ce20" table:formula="of:=[.H27]*[.$H$22]" office:value-type="float" office:value="-23.75" calcext:value-type="float">
            <text:p>-23.75</text:p>
          </table:table-cell>
          <table:table-cell table:style-name="ce23" table:formula="of:=[.I27]-[.F27]" office:value-type="float" office:value="-0.0274493243243228" calcext:value-type="float">
            <text:p>-0.03</text:p>
          </table:table-cell>
          <table:table-cell table:style-name="ce23"/>
          <table:table-cell table:formula="of:=ABS([.J27])" office:value-type="float" office:value="0.0274493243243228" calcext:value-type="float">
            <text:p>0.02744932432432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742" calcext:value-type="float">
            <text:p>17742</text:p>
          </table:table-cell>
          <table:table-cell office:value-type="float" office:value="17811" calcext:value-type="float">
            <text:p>17811</text:p>
          </table:table-cell>
          <table:table-cell table:formula="of:=AVERAGE([.B28:.C28])" office:value-type="float" office:value="17776.5" calcext:value-type="float">
            <text:p>17776.5</text:p>
          </table:table-cell>
          <table:table-cell table:formula="of:=[.D28]-[.$A$6]" office:value-type="float" office:value="-2253" calcext:value-type="float">
            <text:p>-2253</text:p>
          </table:table-cell>
          <table:table-cell table:formula="of:=[.E28]/[.$B$1]" office:value-type="float" office:value="-47.5717905405405" calcext:value-type="float">
            <text:p>-47.5717905405405</text:p>
          </table:table-cell>
          <table:table-cell table:formula="of:=[.F28]/19" office:value-type="float" office:value="-2.50377844950213" calcext:value-type="float">
            <text:p>-2.50377844950213</text:p>
          </table:table-cell>
          <table:table-cell table:formula="of:=MROUND([.G28];0.0625)" office:value-type="float" office:value="-2.5" calcext:value-type="float">
            <text:p>-2.5</text:p>
          </table:table-cell>
          <table:table-cell table:style-name="ce20" table:formula="of:=[.H28]*[.$H$22]" office:value-type="float" office:value="-47.5" calcext:value-type="float">
            <text:p>-47.5</text:p>
          </table:table-cell>
          <table:table-cell table:style-name="ce23" table:formula="of:=[.I28]-[.F28]" office:value-type="float" office:value="0.0717905405405404" calcext:value-type="float">
            <text:p>0.07</text:p>
          </table:table-cell>
          <table:table-cell table:style-name="ce23"/>
          <table:table-cell table:formula="of:=ABS([.J28])" office:value-type="float" office:value="0.0717905405405404" calcext:value-type="float">
            <text:p>0.07179054054054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90" calcext:value-type="float">
            <text:p>5590</text:p>
          </table:table-cell>
          <table:table-cell office:value-type="float" office:value="5654" calcext:value-type="float">
            <text:p>5654</text:p>
          </table:table-cell>
          <table:table-cell table:formula="of:=AVERAGE([.B29:.C29])" office:value-type="float" office:value="5622" calcext:value-type="float">
            <text:p>5622</text:p>
          </table:table-cell>
          <table:table-cell table:formula="of:=[.D29]-[.$A$6]" office:value-type="float" office:value="-14407.5" calcext:value-type="float">
            <text:p>-14407.5</text:p>
          </table:table-cell>
          <table:table-cell table:formula="of:=[.E29]/[.$B$1]" office:value-type="float" office:value="-304.212415540541" calcext:value-type="float">
            <text:p>-304.212415540541</text:p>
          </table:table-cell>
          <table:table-cell table:formula="of:=[.F29]/19" office:value-type="float" office:value="-16.0111797652916" calcext:value-type="float">
            <text:p>-16.0111797652916</text:p>
          </table:table-cell>
          <table:table-cell table:formula="of:=MROUND([.G29];0.0625)" office:value-type="float" office:value="-16" calcext:value-type="float">
            <text:p>-16</text:p>
          </table:table-cell>
          <table:table-cell table:style-name="ce20" table:formula="of:=[.H29]*[.$H$22]" office:value-type="float" office:value="-304" calcext:value-type="float">
            <text:p>-304</text:p>
          </table:table-cell>
          <table:table-cell table:style-name="ce23" table:formula="of:=[.I29]-[.F29]" office:value-type="float" office:value="0.212415540540519" calcext:value-type="float">
            <text:p>0.21</text:p>
          </table:table-cell>
          <table:table-cell table:style-name="ce23"/>
          <table:table-cell table:formula="of:=ABS([.J29])" office:value-type="float" office:value="0.212415540540519" calcext:value-type="float">
            <text:p>0.212415540540519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33" calcext:value-type="float">
            <text:p>3333</text:p>
          </table:table-cell>
          <table:table-cell office:value-type="float" office:value="3398" calcext:value-type="float">
            <text:p>3398</text:p>
          </table:table-cell>
          <table:table-cell table:formula="of:=AVERAGE([.B30:.C30])" office:value-type="float" office:value="3365.5" calcext:value-type="float">
            <text:p>3365.5</text:p>
          </table:table-cell>
          <table:table-cell table:formula="of:=[.D30]-[.$A$6]" office:value-type="float" office:value="-16664" calcext:value-type="float">
            <text:p>-16664</text:p>
          </table:table-cell>
          <table:table-cell table:formula="of:=[.E30]/[.$B$1]" office:value-type="float" office:value="-351.858108108108" calcext:value-type="float">
            <text:p>-351.858108108108</text:p>
          </table:table-cell>
          <table:table-cell table:formula="of:=[.F30]/19" office:value-type="float" office:value="-18.5188477951636" calcext:value-type="float">
            <text:p>-18.5188477951636</text:p>
          </table:table-cell>
          <table:table-cell table:formula="of:=MROUND([.G30];0.0625)" office:value-type="float" office:value="-18.5" calcext:value-type="float">
            <text:p>-18.5</text:p>
          </table:table-cell>
          <table:table-cell table:style-name="ce20" table:formula="of:=[.H30]*[.$H$22]" office:value-type="float" office:value="-351.5" calcext:value-type="float">
            <text:p>-351.5</text:p>
          </table:table-cell>
          <table:table-cell table:style-name="ce23" table:formula="of:=[.I30]-[.F30]" office:value-type="float" office:value="0.358108108108127" calcext:value-type="float">
            <text:p>0.36</text:p>
          </table:table-cell>
          <table:table-cell table:style-name="ce23"/>
          <table:table-cell table:formula="of:=ABS([.J30])" office:value-type="float" office:value="0.358108108108127" calcext:value-type="float">
            <text:p>0.358108108108127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546" calcext:value-type="float">
            <text:p>19546</text:p>
          </table:table-cell>
          <table:table-cell office:value-type="float" office:value="19611" calcext:value-type="float">
            <text:p>19611</text:p>
          </table:table-cell>
          <table:table-cell table:formula="of:=AVERAGE([.B31:.C31])" office:value-type="float" office:value="19578.5" calcext:value-type="float">
            <text:p>19578.5</text:p>
          </table:table-cell>
          <table:table-cell table:formula="of:=[.D31]-[.$A$6]" office:value-type="float" office:value="-451" calcext:value-type="float">
            <text:p>-451</text:p>
          </table:table-cell>
          <table:table-cell table:formula="of:=[.E31]/[.$B$1]" office:value-type="float" office:value="-9.52280405405405" calcext:value-type="float">
            <text:p>-9.52280405405405</text:p>
          </table:table-cell>
          <table:table-cell table:formula="of:=[.F31]/19" office:value-type="float" office:value="-0.501200213371266" calcext:value-type="float">
            <text:p>-0.501200213371266</text:p>
          </table:table-cell>
          <table:table-cell table:formula="of:=MROUND([.G31];0.0625)" office:value-type="float" office:value="-0.5" calcext:value-type="float">
            <text:p>-0.5</text:p>
          </table:table-cell>
          <table:table-cell table:style-name="ce20" table:formula="of:=[.H31]*[.$H$22]" office:value-type="float" office:value="-9.5" calcext:value-type="float">
            <text:p>-9.5</text:p>
          </table:table-cell>
          <table:table-cell table:style-name="ce23" table:formula="of:=[.I31]-[.F31]" office:value-type="float" office:value="0.0228040540540544" calcext:value-type="float">
            <text:p>0.02</text:p>
          </table:table-cell>
          <table:table-cell table:style-name="ce23"/>
          <table:table-cell table:formula="of:=ABS([.J31])" office:value-type="float" office:value="0.0228040540540544" calcext:value-type="float">
            <text:p>0.022804054054054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194" calcext:value-type="float">
            <text:p>18194</text:p>
          </table:table-cell>
          <table:table-cell office:value-type="float" office:value="18265" calcext:value-type="float">
            <text:p>18265</text:p>
          </table:table-cell>
          <table:table-cell table:formula="of:=AVERAGE([.B32:.C32])" office:value-type="float" office:value="18229.5" calcext:value-type="float">
            <text:p>18229.5</text:p>
          </table:table-cell>
          <table:table-cell table:formula="of:=[.D32]-[.$A$6]" office:value-type="float" office:value="-1800" calcext:value-type="float">
            <text:p>-1800</text:p>
          </table:table-cell>
          <table:table-cell table:formula="of:=[.E32]/[.$B$1]" office:value-type="float" office:value="-38.0067567567568" calcext:value-type="float">
            <text:p>-38.0067567567568</text:p>
          </table:table-cell>
          <table:table-cell table:formula="of:=[.F32]/19" office:value-type="float" office:value="-2.00035561877667" calcext:value-type="float">
            <text:p>-2.00035561877667</text:p>
          </table:table-cell>
          <table:table-cell table:formula="of:=MROUND([.G32];0.0625)" office:value-type="float" office:value="-2" calcext:value-type="float">
            <text:p>-2</text:p>
          </table:table-cell>
          <table:table-cell table:style-name="ce20" table:formula="of:=[.H32]*[.$H$22]" office:value-type="float" office:value="-38" calcext:value-type="float">
            <text:p>-38</text:p>
          </table:table-cell>
          <table:table-cell table:style-name="ce23" table:formula="of:=[.I32]-[.F32]" office:value-type="float" office:value="0.00675675675675791" calcext:value-type="float">
            <text:p>0.01</text:p>
          </table:table-cell>
          <table:table-cell table:style-name="ce23"/>
          <table:table-cell table:formula="of:=ABS([.J32])" office:value-type="float" office:value="0.00675675675675791" calcext:value-type="float">
            <text:p>0.006756756756758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80" calcext:value-type="float">
            <text:p>9080</text:p>
          </table:table-cell>
          <table:table-cell office:value-type="float" office:value="9147" calcext:value-type="float">
            <text:p>9147</text:p>
          </table:table-cell>
          <table:table-cell table:formula="of:=AVERAGE([.B33:.C33])" office:value-type="float" office:value="9113.5" calcext:value-type="float">
            <text:p>9113.5</text:p>
          </table:table-cell>
          <table:table-cell table:formula="of:=[.D33]-[.$A$6]" office:value-type="float" office:value="-10916" calcext:value-type="float">
            <text:p>-10916</text:p>
          </table:table-cell>
          <table:table-cell table:formula="of:=[.E33]/[.$B$1]" office:value-type="float" office:value="-230.489864864865" calcext:value-type="float">
            <text:p>-230.489864864865</text:p>
          </table:table-cell>
          <table:table-cell table:formula="of:=[.F33]/19" office:value-type="float" office:value="-12.1310455192034" calcext:value-type="float">
            <text:p>-12.1310455192034</text:p>
          </table:table-cell>
          <table:table-cell table:formula="of:=MROUND([.G33];0.0625)" office:value-type="float" office:value="-12.125" calcext:value-type="float">
            <text:p>-12.125</text:p>
          </table:table-cell>
          <table:table-cell table:style-name="ce20" table:formula="of:=[.H33]*[.$H$22]" office:value-type="float" office:value="-230.375" calcext:value-type="float">
            <text:p>-230.375</text:p>
          </table:table-cell>
          <table:table-cell table:style-name="ce23" table:formula="of:=[.I33]-[.F33]" office:value-type="float" office:value="0.11486486486487" calcext:value-type="float">
            <text:p>0.11</text:p>
          </table:table-cell>
          <table:table-cell table:style-name="ce23"/>
          <table:table-cell table:formula="of:=ABS([.J33])" office:value-type="float" office:value="0.11486486486487" calcext:value-type="float">
            <text:p>0.11486486486487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949" calcext:value-type="float">
            <text:p>7949</text:p>
          </table:table-cell>
          <table:table-cell office:value-type="float" office:value="8020" calcext:value-type="float">
            <text:p>8020</text:p>
          </table:table-cell>
          <table:table-cell table:formula="of:=AVERAGE([.B34:.C34])" office:value-type="float" office:value="7984.5" calcext:value-type="float">
            <text:p>7984.5</text:p>
          </table:table-cell>
          <table:table-cell table:formula="of:=[.D34]-[.$A$6]" office:value-type="float" office:value="-12045" calcext:value-type="float">
            <text:p>-12045</text:p>
          </table:table-cell>
          <table:table-cell table:formula="of:=[.E34]/[.$B$1]" office:value-type="float" office:value="-254.328547297297" calcext:value-type="float">
            <text:p>-254.328547297297</text:p>
          </table:table-cell>
          <table:table-cell table:formula="of:=[.F34]/19" office:value-type="float" office:value="-13.3857130156472" calcext:value-type="float">
            <text:p>-13.3857130156472</text:p>
          </table:table-cell>
          <table:table-cell table:formula="of:=MROUND([.G34];0.0625)" office:value-type="float" office:value="-13.375" calcext:value-type="float">
            <text:p>-13.375</text:p>
          </table:table-cell>
          <table:table-cell table:style-name="ce20" table:formula="of:=[.H34]*[.$H$22]" office:value-type="float" office:value="-254.125" calcext:value-type="float">
            <text:p>-254.125</text:p>
          </table:table-cell>
          <table:table-cell table:style-name="ce23" table:formula="of:=[.I34]-[.F34]" office:value-type="float" office:value="0.203547297297291" calcext:value-type="float">
            <text:p>0.20</text:p>
          </table:table-cell>
          <table:table-cell table:style-name="ce23"/>
          <table:table-cell table:formula="of:=ABS([.J34])" office:value-type="float" office:value="0.203547297297291" calcext:value-type="float">
            <text:p>0.203547297297291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981" calcext:value-type="float">
            <text:p>18981</text:p>
          </table:table-cell>
          <table:table-cell office:value-type="float" office:value="19048" calcext:value-type="float">
            <text:p>19048</text:p>
          </table:table-cell>
          <table:table-cell table:formula="of:=AVERAGE([.B35:.C35])" office:value-type="float" office:value="19014.5" calcext:value-type="float">
            <text:p>19014.5</text:p>
          </table:table-cell>
          <table:table-cell table:formula="of:=[.D35]-[.$A$6]" office:value-type="float" office:value="-1015" calcext:value-type="float">
            <text:p>-1015</text:p>
          </table:table-cell>
          <table:table-cell table:formula="of:=[.E35]/[.$B$1]" office:value-type="float" office:value="-21.4315878378378" calcext:value-type="float">
            <text:p>-21.4315878378378</text:p>
          </table:table-cell>
          <table:table-cell table:formula="of:=[.F35]/19" office:value-type="float" office:value="-1.12797830725462" calcext:value-type="float">
            <text:p>-1.12797830725462</text:p>
          </table:table-cell>
          <table:table-cell table:formula="of:=MROUND([.G35];0.0625)" office:value-type="float" office:value="-1.125" calcext:value-type="float">
            <text:p>-1.125</text:p>
          </table:table-cell>
          <table:table-cell table:style-name="ce20" table:formula="of:=[.H35]*[.$H$22]" office:value-type="float" office:value="-21.375" calcext:value-type="float">
            <text:p>-21.375</text:p>
          </table:table-cell>
          <table:table-cell table:style-name="ce23" table:formula="of:=[.I35]-[.F35]" office:value-type="float" office:value="0.0565878378378386" calcext:value-type="float">
            <text:p>0.06</text:p>
          </table:table-cell>
          <table:table-cell table:style-name="ce23"/>
          <table:table-cell table:formula="of:=ABS([.J35])" office:value-type="float" office:value="0.0565878378378386" calcext:value-type="float">
            <text:p>0.056587837837839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967" calcext:value-type="float">
            <text:p>17967</text:p>
          </table:table-cell>
          <table:table-cell office:value-type="float" office:value="18037" calcext:value-type="float">
            <text:p>18037</text:p>
          </table:table-cell>
          <table:table-cell table:formula="of:=AVERAGE([.B36:.C36])" office:value-type="float" office:value="18002" calcext:value-type="float">
            <text:p>18002</text:p>
          </table:table-cell>
          <table:table-cell table:formula="of:=[.D36]-[.$A$6]" office:value-type="float" office:value="-2027.5" calcext:value-type="float">
            <text:p>-2027.5</text:p>
          </table:table-cell>
          <table:table-cell table:formula="of:=[.E36]/[.$B$1]" office:value-type="float" office:value="-42.8103885135135" calcext:value-type="float">
            <text:p>-42.8103885135135</text:p>
          </table:table-cell>
          <table:table-cell table:formula="of:=[.F36]/19" office:value-type="float" office:value="-2.2531783428165" calcext:value-type="float">
            <text:p>-2.2531783428165</text:p>
          </table:table-cell>
          <table:table-cell table:formula="of:=MROUND([.G36];0.0625)" office:value-type="float" office:value="-2.25" calcext:value-type="float">
            <text:p>-2.25</text:p>
          </table:table-cell>
          <table:table-cell table:style-name="ce20" table:formula="of:=[.H36]*[.$H$22]" office:value-type="float" office:value="-42.75" calcext:value-type="float">
            <text:p>-42.75</text:p>
          </table:table-cell>
          <table:table-cell table:style-name="ce23" table:formula="of:=[.I36]-[.F36]" office:value-type="float" office:value="0.0603885135135158" calcext:value-type="float">
            <text:p>0.06</text:p>
          </table:table-cell>
          <table:table-cell table:style-name="ce23"/>
          <table:table-cell table:formula="of:=ABS([.J36])" office:value-type="float" office:value="0.0603885135135158" calcext:value-type="float">
            <text:p>0.060388513513516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51" calcext:value-type="float">
            <text:p>9751</text:p>
          </table:table-cell>
          <table:table-cell office:value-type="float" office:value="9814" calcext:value-type="float">
            <text:p>9814</text:p>
          </table:table-cell>
          <table:table-cell table:formula="of:=AVERAGE([.B37:.C37])" office:value-type="float" office:value="9782.5" calcext:value-type="float">
            <text:p>9782.5</text:p>
          </table:table-cell>
          <table:table-cell table:formula="of:=[.D37]-[.$A$6]" office:value-type="float" office:value="-10247" calcext:value-type="float">
            <text:p>-10247</text:p>
          </table:table-cell>
          <table:table-cell table:formula="of:=[.E37]/[.$B$1]" office:value-type="float" office:value="-216.36402027027" calcext:value-type="float">
            <text:p>-216.36402027027</text:p>
          </table:table-cell>
          <table:table-cell table:formula="of:=[.F37]/19" office:value-type="float" office:value="-11.3875800142248" calcext:value-type="float">
            <text:p>-11.3875800142248</text:p>
          </table:table-cell>
          <table:table-cell table:formula="of:=MROUND([.G37];0.0625)" office:value-type="float" office:value="-11.375" calcext:value-type="float">
            <text:p>-11.375</text:p>
          </table:table-cell>
          <table:table-cell table:style-name="ce20" table:formula="of:=[.H37]*[.$H$22]" office:value-type="float" office:value="-216.125" calcext:value-type="float">
            <text:p>-216.125</text:p>
          </table:table-cell>
          <table:table-cell table:style-name="ce23" table:formula="of:=[.I37]-[.F37]" office:value-type="float" office:value="0.23902027027026" calcext:value-type="float">
            <text:p>0.24</text:p>
          </table:table-cell>
          <table:table-cell table:style-name="ce23"/>
          <table:table-cell table:formula="of:=ABS([.J37])" office:value-type="float" office:value="0.23902027027026" calcext:value-type="float">
            <text:p>0.23902027027026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625" calcext:value-type="float">
            <text:p>8625</text:p>
          </table:table-cell>
          <table:table-cell office:value-type="float" office:value="8699" calcext:value-type="float">
            <text:p>8699</text:p>
          </table:table-cell>
          <table:table-cell table:formula="of:=AVERAGE([.B38:.C38])" office:value-type="float" office:value="8662" calcext:value-type="float">
            <text:p>8662</text:p>
          </table:table-cell>
          <table:table-cell table:formula="of:=[.D38]-[.$A$6]" office:value-type="float" office:value="-11367.5" calcext:value-type="float">
            <text:p>-11367.5</text:p>
          </table:table-cell>
          <table:table-cell table:formula="of:=[.E38]/[.$B$1]" office:value-type="float" office:value="-240.023226351351" calcext:value-type="float">
            <text:p>-240.023226351351</text:p>
          </table:table-cell>
          <table:table-cell table:formula="of:=[.F38]/19" office:value-type="float" office:value="-12.6328013869132" calcext:value-type="float">
            <text:p>-12.6328013869132</text:p>
          </table:table-cell>
          <table:table-cell table:formula="of:=MROUND([.G38];0.0625)" office:value-type="float" office:value="-12.625" calcext:value-type="float">
            <text:p>-12.625</text:p>
          </table:table-cell>
          <table:table-cell table:style-name="ce20" table:formula="of:=[.H38]*[.$H$22]" office:value-type="float" office:value="-239.875" calcext:value-type="float">
            <text:p>-239.875</text:p>
          </table:table-cell>
          <table:table-cell table:style-name="ce23" table:formula="of:=[.I38]-[.F38]" office:value-type="float" office:value="0.148226351351354" calcext:value-type="float">
            <text:p>0.15</text:p>
          </table:table-cell>
          <table:table-cell table:style-name="ce23"/>
          <table:table-cell table:formula="of:=ABS([.J38])" office:value-type="float" office:value="0.148226351351354" calcext:value-type="float">
            <text:p>0.148226351351354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271" calcext:value-type="float">
            <text:p>7271</text:p>
          </table:table-cell>
          <table:table-cell office:value-type="float" office:value="7341" calcext:value-type="float">
            <text:p>7341</text:p>
          </table:table-cell>
          <table:table-cell table:formula="of:=AVERAGE([.B39:.C39])" office:value-type="float" office:value="7306" calcext:value-type="float">
            <text:p>7306</text:p>
          </table:table-cell>
          <table:table-cell table:formula="of:=[.D39]-[.$A$6]" office:value-type="float" office:value="-12723.5" calcext:value-type="float">
            <text:p>-12723.5</text:p>
          </table:table-cell>
          <table:table-cell table:formula="of:=[.E39]/[.$B$1]" office:value-type="float" office:value="-268.654983108108" calcext:value-type="float">
            <text:p>-268.654983108108</text:p>
          </table:table-cell>
          <table:table-cell table:formula="of:=[.F39]/19" office:value-type="float" office:value="-14.1397359530583" calcext:value-type="float">
            <text:p>-14.1397359530583</text:p>
          </table:table-cell>
          <table:table-cell table:formula="of:=MROUND([.G39];0.0625)" office:value-type="float" office:value="-14.125" calcext:value-type="float">
            <text:p>-14.125</text:p>
          </table:table-cell>
          <table:table-cell table:style-name="ce20" table:formula="of:=[.H39]*[.$H$22]" office:value-type="float" office:value="-268.375" calcext:value-type="float">
            <text:p>-268.375</text:p>
          </table:table-cell>
          <table:table-cell table:style-name="ce23" table:formula="of:=[.I39]-[.F39]" office:value-type="float" office:value="0.279983108108127" calcext:value-type="float">
            <text:p>0.28</text:p>
          </table:table-cell>
          <table:table-cell table:style-name="ce23"/>
          <table:table-cell table:formula="of:=ABS([.J39])" office:value-type="float" office:value="0.279983108108127" calcext:value-type="float">
            <text:p>0.279983108108127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51" calcext:value-type="float">
            <text:p>18751</text:p>
          </table:table-cell>
          <table:table-cell office:value-type="float" office:value="18826" calcext:value-type="float">
            <text:p>18826</text:p>
          </table:table-cell>
          <table:table-cell table:formula="of:=AVERAGE([.B40:.C40])" office:value-type="float" office:value="18788.5" calcext:value-type="float">
            <text:p>18788.5</text:p>
          </table:table-cell>
          <table:table-cell table:formula="of:=[.D40]-[.$A$6]" office:value-type="float" office:value="-1241" calcext:value-type="float">
            <text:p>-1241</text:p>
          </table:table-cell>
          <table:table-cell table:formula="of:=[.E40]/[.$B$1]" office:value-type="float" office:value="-26.2035472972973" calcext:value-type="float">
            <text:p>-26.2035472972973</text:p>
          </table:table-cell>
          <table:table-cell table:formula="of:=[.F40]/19" office:value-type="float" office:value="-1.37913406827881" calcext:value-type="float">
            <text:p>-1.37913406827881</text:p>
          </table:table-cell>
          <table:table-cell table:formula="of:=MROUND([.G40];0.0625)" office:value-type="float" office:value="-1.375" calcext:value-type="float">
            <text:p>-1.375</text:p>
          </table:table-cell>
          <table:table-cell table:style-name="ce20" table:formula="of:=[.H40]*[.$H$22]" office:value-type="float" office:value="-26.125" calcext:value-type="float">
            <text:p>-26.125</text:p>
          </table:table-cell>
          <table:table-cell table:style-name="ce23" table:formula="of:=[.I40]-[.F40]" office:value-type="float" office:value="0.0785472972972983" calcext:value-type="float">
            <text:p>0.08</text:p>
          </table:table-cell>
          <table:table-cell table:style-name="ce23"/>
          <table:table-cell table:formula="of:=ABS([.J40])" office:value-type="float" office:value="0.0785472972972983" calcext:value-type="float">
            <text:p>0.078547297297298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511" calcext:value-type="float">
            <text:p>17511</text:p>
          </table:table-cell>
          <table:table-cell office:value-type="float" office:value="17586" calcext:value-type="float">
            <text:p>17586</text:p>
          </table:table-cell>
          <table:table-cell table:formula="of:=AVERAGE([.B41:.C41])" office:value-type="float" office:value="17548.5" calcext:value-type="float">
            <text:p>17548.5</text:p>
          </table:table-cell>
          <table:table-cell table:formula="of:=[.D41]-[.$A$6]" office:value-type="float" office:value="-2481" calcext:value-type="float">
            <text:p>-2481</text:p>
          </table:table-cell>
          <table:table-cell table:formula="of:=[.E41]/[.$B$1]" office:value-type="float" office:value="-52.3859797297297" calcext:value-type="float">
            <text:p>-52.3859797297297</text:p>
          </table:table-cell>
          <table:table-cell table:formula="of:=[.F41]/19" office:value-type="float" office:value="-2.75715682788051" calcext:value-type="float">
            <text:p>-2.75715682788051</text:p>
          </table:table-cell>
          <table:table-cell table:formula="of:=MROUND([.G41];0.0625)" office:value-type="float" office:value="-2.75" calcext:value-type="float">
            <text:p>-2.75</text:p>
          </table:table-cell>
          <table:table-cell table:style-name="ce20" table:formula="of:=[.H41]*[.$H$22]" office:value-type="float" office:value="-52.25" calcext:value-type="float">
            <text:p>-52.25</text:p>
          </table:table-cell>
          <table:table-cell table:style-name="ce23" table:formula="of:=[.I41]-[.F41]" office:value-type="float" office:value="0.135979729729733" calcext:value-type="float">
            <text:p>0.14</text:p>
          </table:table-cell>
          <table:table-cell table:style-name="ce23"/>
          <table:table-cell table:formula="of:=ABS([.J41])" office:value-type="float" office:value="0.135979729729733" calcext:value-type="float">
            <text:p>0.135979729729733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74" calcext:value-type="float">
            <text:p>8174</text:p>
          </table:table-cell>
          <table:table-cell office:value-type="float" office:value="8243" calcext:value-type="float">
            <text:p>8243</text:p>
          </table:table-cell>
          <table:table-cell table:formula="of:=AVERAGE([.B42:.C42])" office:value-type="float" office:value="8208.5" calcext:value-type="float">
            <text:p>8208.5</text:p>
          </table:table-cell>
          <table:table-cell table:formula="of:=[.D42]-[.$A$6]" office:value-type="float" office:value="-11821" calcext:value-type="float">
            <text:p>-11821</text:p>
          </table:table-cell>
          <table:table-cell table:formula="of:=[.E42]/[.$B$1]" office:value-type="float" office:value="-249.598817567568" calcext:value-type="float">
            <text:p>-249.598817567568</text:p>
          </table:table-cell>
          <table:table-cell table:formula="of:=[.F42]/19" office:value-type="float" office:value="-13.1367798719772" calcext:value-type="float">
            <text:p>-13.1367798719772</text:p>
          </table:table-cell>
          <table:table-cell table:formula="of:=MROUND([.G42];0.0625)" office:value-type="float" office:value="-13.125" calcext:value-type="float">
            <text:p>-13.125</text:p>
          </table:table-cell>
          <table:table-cell table:style-name="ce20" table:formula="of:=[.H42]*[.$H$22]" office:value-type="float" office:value="-249.375" calcext:value-type="float">
            <text:p>-249.375</text:p>
          </table:table-cell>
          <table:table-cell table:style-name="ce23" table:formula="of:=[.I42]-[.F42]" office:value-type="float" office:value="0.223817567567579" calcext:value-type="float">
            <text:p>0.22</text:p>
          </table:table-cell>
          <table:table-cell table:style-name="ce23"/>
          <table:table-cell table:formula="of:=ABS([.J42])" office:value-type="float" office:value="0.223817567567579" calcext:value-type="float">
            <text:p>0.223817567567579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932" calcext:value-type="float">
            <text:p>6932</text:p>
          </table:table-cell>
          <table:table-cell office:value-type="float" office:value="7006" calcext:value-type="float">
            <text:p>7006</text:p>
          </table:table-cell>
          <table:table-cell table:formula="of:=AVERAGE([.B43:.C43])" office:value-type="float" office:value="6969" calcext:value-type="float">
            <text:p>6969</text:p>
          </table:table-cell>
          <table:table-cell table:formula="of:=[.D43]-[.$A$6]" office:value-type="float" office:value="-13060.5" calcext:value-type="float">
            <text:p>-13060.5</text:p>
          </table:table-cell>
          <table:table-cell table:formula="of:=[.E43]/[.$B$1]" office:value-type="float" office:value="-275.770692567568" calcext:value-type="float">
            <text:p>-275.770692567568</text:p>
          </table:table-cell>
          <table:table-cell table:formula="of:=[.F43]/19" office:value-type="float" office:value="-14.5142469772404" calcext:value-type="float">
            <text:p>-14.5142469772404</text:p>
          </table:table-cell>
          <table:table-cell table:formula="of:=MROUND([.G43];0.0625)" office:value-type="float" office:value="-14.5" calcext:value-type="float">
            <text:p>-14.5</text:p>
          </table:table-cell>
          <table:table-cell table:style-name="ce20" table:formula="of:=[.H43]*[.$H$22]" office:value-type="float" office:value="-275.5" calcext:value-type="float">
            <text:p>-275.5</text:p>
          </table:table-cell>
          <table:table-cell table:style-name="ce23" table:formula="of:=[.I43]-[.F43]" office:value-type="float" office:value="0.270692567567551" calcext:value-type="float">
            <text:p>0.27</text:p>
          </table:table-cell>
          <table:table-cell table:style-name="ce23"/>
          <table:table-cell table:formula="of:=ABS([.J43])" office:value-type="float" office:value="0.270692567567551" calcext:value-type="float">
            <text:p>0.2706925675675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 (Rotated)</text:p>
          </table:table-cell>
          <table:table-cell office:value-type="float" office:value="1008" calcext:value-type="float">
            <text:p>1008</text:p>
          </table:table-cell>
          <table:table-cell office:value-type="float" office:value="1086" calcext:value-type="float">
            <text:p>1086</text:p>
          </table:table-cell>
          <table:table-cell table:formula="of:=AVERAGE([.B44:.C44])" office:value-type="float" office:value="1047" calcext:value-type="float">
            <text:p>1047</text:p>
          </table:table-cell>
          <table:table-cell table:formula="of:=[.D44]-[.$A$6]" office:value-type="float" office:value="-18982.5" calcext:value-type="float">
            <text:p>-18982.5</text:p>
          </table:table-cell>
          <table:table-cell table:formula="of:=[.E44]/[.$B$1]" office:value-type="float" office:value="-400.812922297297" calcext:value-type="float">
            <text:p>-400.812922297297</text:p>
          </table:table-cell>
          <table:table-cell table:number-columns-repeated="2"/>
          <table:table-cell table:style-name="ce21" table:formula="of:=[.F44]" office:value-type="float" office:value="-400.812922297297" calcext:value-type="float">
            <text:p>-400.813</text:p>
          </table:table-cell>
          <table:table-cell table:style-name="ce23" table:number-columns-repeated="2"/>
          <table:table-cell table:formula="of:=ABS([.J4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451" calcext:value-type="float">
            <text:p>13451</text:p>
          </table:table-cell>
          <table:table-cell office:value-type="float" office:value="13527" calcext:value-type="float">
            <text:p>13527</text:p>
          </table:table-cell>
          <table:table-cell table:formula="of:=AVERAGE([.B45:.C45])" office:value-type="float" office:value="13489" calcext:value-type="float">
            <text:p>13489</text:p>
          </table:table-cell>
          <table:table-cell table:formula="of:=[.D45]-[.$A$6]" office:value-type="float" office:value="-6540.5" calcext:value-type="float">
            <text:p>-6540.5</text:p>
          </table:table-cell>
          <table:table-cell table:formula="of:=[.E45]/[.$B$1]" office:value-type="float" office:value="-138.101773648649" calcext:value-type="float">
            <text:p>-138.101773648649</text:p>
          </table:table-cell>
          <table:table-cell table:formula="of:=[.F45]/19" office:value-type="float" office:value="-7.26851440256046" calcext:value-type="float">
            <text:p>-7.26851440256046</text:p>
          </table:table-cell>
          <table:table-cell table:formula="of:=MROUND([.G45];0.0625)" office:value-type="float" office:value="-7.25" calcext:value-type="float">
            <text:p>-7.25</text:p>
          </table:table-cell>
          <table:table-cell table:style-name="ce20" table:formula="of:=[.H45]*[.$H$22]" office:value-type="float" office:value="-137.75" calcext:value-type="float">
            <text:p>-137.75</text:p>
          </table:table-cell>
          <table:table-cell table:style-name="ce23" table:formula="of:=[.I45]-[.F45]" office:value-type="float" office:value="0.351773648648646" calcext:value-type="float">
            <text:p>0.35</text:p>
          </table:table-cell>
          <table:table-cell table:style-name="ce23"/>
          <table:table-cell table:formula="of:=ABS([.J45])" office:value-type="float" office:value="0.351773648648646" calcext:value-type="float">
            <text:p>0.351773648648646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68" calcext:value-type="float">
            <text:p>2868</text:p>
          </table:table-cell>
          <table:table-cell office:value-type="float" office:value="2942" calcext:value-type="float">
            <text:p>2942</text:p>
          </table:table-cell>
          <table:table-cell table:formula="of:=AVERAGE([.B46:.C46])" office:value-type="float" office:value="2905" calcext:value-type="float">
            <text:p>2905</text:p>
          </table:table-cell>
          <table:table-cell table:formula="of:=[.D46]-[.$A$6]" office:value-type="float" office:value="-17124.5" calcext:value-type="float">
            <text:p>-17124.5</text:p>
          </table:table-cell>
          <table:table-cell table:formula="of:=[.E46]/[.$B$1]" office:value-type="float" office:value="-361.581503378378" calcext:value-type="float">
            <text:p>-361.581503378378</text:p>
          </table:table-cell>
          <table:table-cell table:formula="of:=[.F46]/19" office:value-type="float" office:value="-19.0306054409673" calcext:value-type="float">
            <text:p>-19.0306054409673</text:p>
          </table:table-cell>
          <table:table-cell table:formula="of:=MROUND([.G46];0.0625)" office:value-type="float" office:value="-19" calcext:value-type="float">
            <text:p>-19</text:p>
          </table:table-cell>
          <table:table-cell table:style-name="ce20" table:formula="of:=[.H46]*[.$H$22]" office:value-type="float" office:value="-361" calcext:value-type="float">
            <text:p>-361</text:p>
          </table:table-cell>
          <table:table-cell table:style-name="ce23" table:formula="of:=[.I46]-[.F46]" office:value-type="float" office:value="0.581503378378386" calcext:value-type="float">
            <text:p>0.58</text:p>
          </table:table-cell>
          <table:table-cell table:style-name="ce23"/>
          <table:table-cell table:formula="of:=ABS([.J46])" office:value-type="float" office:value="0.581503378378386" calcext:value-type="float">
            <text:p>0.581503378378386</text:p>
          </table:table-cell>
          <table:table-cell table:number-columns-repeated="1012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13" office:value-type="float" office:value="1514" calcext:value-type="float">
            <text:p>1514</text:p>
          </table:table-cell>
          <table:table-cell table:style-name="ce13" office:value-type="float" office:value="1595" calcext:value-type="float">
            <text:p>1595</text:p>
          </table:table-cell>
          <table:table-cell table:style-name="ce13" table:formula="of:=AVERAGE([.B47:.C47])" office:value-type="float" office:value="1554.5" calcext:value-type="float">
            <text:p>1554.5</text:p>
          </table:table-cell>
          <table:table-cell table:style-name="ce13" table:formula="of:=[.D47]-[.$A$6]" office:value-type="float" office:value="-18475" calcext:value-type="float">
            <text:p>-18475</text:p>
          </table:table-cell>
          <table:table-cell table:style-name="ce13" table:formula="of:=[.E47]/[.$B$1]" office:value-type="float" office:value="-390.097128378378" calcext:value-type="float">
            <text:p>-390.097128378378</text:p>
          </table:table-cell>
          <table:table-cell table:style-name="ce13" table:formula="of:=[.F47]/19" office:value-type="float" office:value="-20.5314278093883" calcext:value-type="float">
            <text:p>-20.5314278093883</text:p>
          </table:table-cell>
          <table:table-cell table:style-name="ce13" table:formula="of:=MROUND([.G47];0.0625)" office:value-type="float" office:value="-20.5625" calcext:value-type="float">
            <text:p>-20.5625</text:p>
          </table:table-cell>
          <table:table-cell table:style-name="ce22" table:formula="of:=[.H47]*[.$H$22]" office:value-type="float" office:value="-390.6875" calcext:value-type="float">
            <text:p>-390.6875</text:p>
          </table:table-cell>
          <table:table-cell table:style-name="ce19" table:formula="of:=[.I47]-[.F47]" office:value-type="float" office:value="-0.590371621622012" calcext:value-type="float">
            <text:p>-0.59</text:p>
          </table:table-cell>
          <table:table-cell table:style-name="ce19"/>
          <table:table-cell table:formula="of:=ABS([.J47])" office:value-type="float" office:value="0.590371621622012" calcext:value-type="float">
            <text:p>0.590371621622012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"/>
          <table:table-cell table:formula="of:=AVERAGE([.L27:.L47])" office:value-type="float" office:value="0.19212516087518" calcext:value-type="float">
            <text:p>0.19212516087518</text:p>
          </table:table-cell>
          <table:table-cell table:number-columns-repeated="1012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Edge</text:p>
          </table:table-cell>
          <table:table-cell table:style-name="ce35" office:value-type="string" calcext:value-type="string">
            <text:p>Px</text:p>
          </table:table-cell>
          <table:table-cell table:style-name="ce35" office:value-type="string" calcext:value-type="string">
            <text:p>Relative Px</text:p>
          </table:table-cell>
          <table:table-cell table:style-name="ce32" office:value-type="string" calcext:value-type="string">
            <text:p>Relative mm</text:p>
          </table:table-cell>
          <table:table-cell table:style-name="ce43"/>
          <table:table-cell table:number-columns-repeated="1019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4020" calcext:value-type="float">
            <text:p>4020</text:p>
          </table:table-cell>
          <table:table-cell table:formula="of:=[.B53]-[.$B$6]" office:value-type="float" office:value="-4832" calcext:value-type="float">
            <text:p>-4832</text:p>
          </table:table-cell>
          <table:table-cell table:style-name="ce20" table:formula="of:=[.C53]/[.$B$1]" office:value-type="float" office:value="-102.027027027027" calcext:value-type="float">
            <text:p>-102.027027027027</text:p>
          </table:table-cell>
          <table:table-cell table:style-name="ce9"/>
          <table:table-cell table:number-columns-repeated="1019"/>
        </table:table-row>
        <table:table-row table:style-name="ro1">
          <table:table-cell office:value-type="string" calcext:value-type="string">
            <text:p>Notch</text:p>
          </table:table-cell>
          <table:table-cell office:value-type="float" office:value="4846" calcext:value-type="float">
            <text:p>4846</text:p>
          </table:table-cell>
          <table:table-cell table:formula="of:=[.B54]-[.$B$6]" office:value-type="float" office:value="-4006" calcext:value-type="float">
            <text:p>-4006</text:p>
          </table:table-cell>
          <table:table-cell table:style-name="ce20" table:formula="of:=[.C54]/[.$B$1]" office:value-type="float" office:value="-84.5861486486487" calcext:value-type="float">
            <text:p>-84.5861486486487</text:p>
          </table:table-cell>
          <table:table-cell table:style-name="ce9"/>
          <table:table-cell table:number-columns-repeated="1019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10268" calcext:value-type="float">
            <text:p>10268</text:p>
          </table:table-cell>
          <table:table-cell table:formula="of:=[.B55]-[.$B$6]" office:value-type="float" office:value="1416" calcext:value-type="float">
            <text:p>1416</text:p>
          </table:table-cell>
          <table:table-cell table:style-name="ce20" table:formula="of:=[.C55]/[.$B$1]" office:value-type="float" office:value="29.8986486486486" calcext:value-type="float">
            <text:p>29.8986486486486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3"/>
          <table:table-cell table:style-name="ce20"/>
          <table:table-cell table:style-name="ce9"/>
          <table:table-cell table:number-columns-repeated="1019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207" calcext:value-type="float">
            <text:p>207</text:p>
          </table:table-cell>
          <table:table-cell table:formula="of:=[.B57]-[.$A$6]" office:value-type="float" office:value="-19822.5" calcext:value-type="float">
            <text:p>-19822.5</text:p>
          </table:table-cell>
          <table:table-cell table:style-name="ce38" table:formula="of:=[.C57]/[.$B$1]" office:value-type="float" office:value="-418.549408783784" calcext:value-type="float">
            <text:p>-418.549408783784</text:p>
          </table:table-cell>
          <table:table-cell table:style-name="ce46" table:formula="of:=-1*[.D57]" office:value-type="float" office:value="418.549408783784" calcext:value-type="float">
            <text:p>418.5494087837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out right</text:p>
          </table:table-cell>
          <table:table-cell office:value-type="float" office:value="1066" calcext:value-type="float">
            <text:p>1066</text:p>
          </table:table-cell>
          <table:table-cell table:formula="of:=[.B58]-[.$A$6]" office:value-type="float" office:value="-18963.5" calcext:value-type="float">
            <text:p>-18963.5</text:p>
          </table:table-cell>
          <table:table-cell table:style-name="ce38" table:formula="of:=[.C58]/[.$B$1]" office:value-type="float" office:value="-400.411739864865" calcext:value-type="float">
            <text:p>-400.411739864865</text:p>
          </table:table-cell>
          <table:table-cell table:style-name="ce46" table:formula="of:=-1*[.D58]" office:value-type="float" office:value="400.411739864865" calcext:value-type="float">
            <text:p>400.4117398648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ch right</text:p>
          </table:table-cell>
          <table:table-cell office:value-type="float" office:value="9560" calcext:value-type="float">
            <text:p>9560</text:p>
          </table:table-cell>
          <table:table-cell table:formula="of:=[.B59]-[.$A$6]" office:value-type="float" office:value="-10469.5" calcext:value-type="float">
            <text:p>-10469.5</text:p>
          </table:table-cell>
          <table:table-cell table:style-name="ce38" table:formula="of:=[.C59]/[.$B$1]" office:value-type="float" office:value="-221.062077702703" calcext:value-type="float">
            <text:p>-221.062077702703</text:p>
          </table:table-cell>
          <table:table-cell table:style-name="ce46" table:formula="of:=-1*[.D59]" office:value-type="float" office:value="221.062077702703" calcext:value-type="float">
            <text:p>221.062077702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ch left</text:p>
          </table:table-cell>
          <table:table-cell office:value-type="float" office:value="11018" calcext:value-type="float">
            <text:p>11018</text:p>
          </table:table-cell>
          <table:table-cell table:formula="of:=[.B60]-[.$A$6]" office:value-type="float" office:value="-9011.5" calcext:value-type="float">
            <text:p>-9011.5</text:p>
          </table:table-cell>
          <table:table-cell table:style-name="ce38" table:formula="of:=[.C60]/[.$B$1]" office:value-type="float" office:value="-190.27660472973" calcext:value-type="float">
            <text:p>-190.27660472973</text:p>
          </table:table-cell>
          <table:table-cell table:style-name="ce46" table:formula="of:=-1*[.D60]" office:value-type="float" office:value="190.27660472973" calcext:value-type="float">
            <text:p>190.27660472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out left</text:p>
          </table:table-cell>
          <table:table-cell office:value-type="float" office:value="19757" calcext:value-type="float">
            <text:p>19757</text:p>
          </table:table-cell>
          <table:table-cell table:formula="of:=[.B61]-[.$A$6]" office:value-type="float" office:value="-272.5" calcext:value-type="float">
            <text:p>-272.5</text:p>
          </table:table-cell>
          <table:table-cell table:style-name="ce38" table:formula="of:=[.C61]/[.$B$1]" office:value-type="float" office:value="-5.75380067567568" calcext:value-type="float">
            <text:p>-5.75380067567568</text:p>
          </table:table-cell>
          <table:table-cell table:style-name="ce46" table:formula="of:=-1*[.D61]" office:value-type="float" office:value="5.75380067567568" calcext:value-type="float">
            <text:p>5.753800675675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20769" calcext:value-type="float">
            <text:p>20769</text:p>
          </table:table-cell>
          <table:table-cell table:formula="of:=[.B62]-[.$A$6]" office:value-type="float" office:value="739.5" calcext:value-type="float">
            <text:p>739.5</text:p>
          </table:table-cell>
          <table:table-cell table:style-name="ce38" table:formula="of:=[.C62]/[.$B$1]" office:value-type="float" office:value="15.6144425675676" calcext:value-type="float">
            <text:p>15.6144425675676</text:p>
          </table:table-cell>
          <table:table-cell table:style-name="ce46" table:formula="of:=-1*[.D62]" office:value-type="float" office:value="-15.6144425675676" calcext:value-type="float">
            <text:p>-15.614442567567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8"/>
          <table:table-cell table:style-name="ce46"/>
          <table:table-cell table:number-columns-repeated="1019"/>
        </table:table-row>
        <table:table-row table:style-name="ro1">
          <table:table-cell office:value-type="string" calcext:value-type="string">
            <text:p>Controller right</text:p>
          </table:table-cell>
          <table:table-cell office:value-type="float" office:value="18048" calcext:value-type="float">
            <text:p>18048</text:p>
          </table:table-cell>
          <table:table-cell table:formula="of:=[.B64]-[.$A$6]" office:value-type="float" office:value="-1981.5" calcext:value-type="float">
            <text:p>-1981.5</text:p>
          </table:table-cell>
          <table:table-cell table:style-name="ce38" table:formula="of:=[.C64]/[.$B$1]" office:value-type="float" office:value="-41.8391047297297" calcext:value-type="float">
            <text:p>-41.8391047297297</text:p>
          </table:table-cell>
          <table:table-cell table:style-name="ce46" table:formula="of:=-1*[.D64]" office:value-type="float" office:value="41.8391047297297" calcext:value-type="float">
            <text:p>41.8391047297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r left</text:p>
          </table:table-cell>
          <table:table-cell office:value-type="float" office:value="18705" calcext:value-type="float">
            <text:p>18705</text:p>
          </table:table-cell>
          <table:table-cell table:formula="of:=[.B65]-[.$A$6]" office:value-type="float" office:value="-1324.5" calcext:value-type="float">
            <text:p>-1324.5</text:p>
          </table:table-cell>
          <table:table-cell table:style-name="ce38" table:formula="of:=[.C65]/[.$B$1]" office:value-type="float" office:value="-27.9666385135135" calcext:value-type="float">
            <text:p>-27.9666385135135</text:p>
          </table:table-cell>
          <table:table-cell table:style-name="ce46" table:formula="of:=-1*[.D65]" office:value-type="float" office:value="27.9666385135135" calcext:value-type="float">
            <text:p>27.966638513513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ntroller center</text:p>
          </table:table-cell>
          <table:table-cell table:style-name="ce13"/>
          <table:table-cell table:style-name="ce13" table:formula="of:=AVERAGE([.C64:.C65])" office:value-type="float" office:value="-1653" calcext:value-type="float">
            <text:p>-1653</text:p>
          </table:table-cell>
          <table:table-cell table:style-name="ce42" table:formula="of:=[.C66]/[.$B$1]" office:value-type="float" office:value="-34.9028716216216" calcext:value-type="float">
            <text:p>-34.9028716216216</text:p>
          </table:table-cell>
          <table:table-cell table:style-name="ce10" table:formula="of:=-1*[.D66]" office:value-type="float" office:value="34.9028716216216" calcext:value-type="float">
            <text:p>34.9028716216216</text:p>
          </table:table-cell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 table:number-columns-spanned="3" table:number-rows-spanned="1">
            <text:p>Relative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0" office:value-type="string" calcext:value-type="string">
            <text:p>Hole</text:p>
          </table:table-cell>
          <table:table-cell office:value-type="string" calcext:value-type="string">
            <text:p>Top px</text:p>
          </table:table-cell>
          <table:table-cell office:value-type="string" calcext:value-type="string">
            <text:p>Left px</text:p>
          </table:table-cell>
          <table:table-cell office:value-type="string" calcext:value-type="string">
            <text:p>Bottom px</text:p>
          </table:table-cell>
          <table:table-cell office:value-type="string" calcext:value-type="string">
            <text:p>Right px</text:p>
          </table:table-cell>
          <table:table-cell office:value-type="string" calcext:value-type="string">
            <text:p>Top mm</text:p>
          </table:table-cell>
          <table:table-cell office:value-type="string" calcext:value-type="string">
            <text:p>Left mm</text:p>
          </table:table-cell>
          <table:table-cell office:value-type="string" calcext:value-type="string">
            <text:p>Bottom mm</text:p>
          </table:table-cell>
          <table:table-cell office:value-type="string" calcext:value-type="string">
            <text:p>Right mm</text:p>
          </table:table-cell>
          <table:table-cell table:style-name="ce38" office:value-type="string" calcext:value-type="string">
            <text:p>X mm</text:p>
          </table:table-cell>
          <table:table-cell table:style-name="ce20" office:value-type="string" calcext:value-type="string">
            <text:p>X flipped</text:p>
          </table:table-cell>
          <table:table-cell table:style-name="ce20" office:value-type="string" calcext:value-type="string">
            <text:p>Y mm</text:p>
          </table:table-cell>
          <table:table-cell table:style-name="ce20" office:value-type="string" calcext:value-type="string">
            <text:p>Diameter mm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A</text:p>
          </table:table-cell>
          <table:table-cell table:style-name="ce27" office:value-type="float" office:value="4479" calcext:value-type="float">
            <text:p>4479</text:p>
          </table:table-cell>
          <table:table-cell table:style-name="ce27" office:value-type="float" office:value="2646" calcext:value-type="float">
            <text:p>2646</text:p>
          </table:table-cell>
          <table:table-cell table:style-name="ce27" office:value-type="float" office:value="4749" calcext:value-type="float">
            <text:p>4749</text:p>
          </table:table-cell>
          <table:table-cell table:style-name="ce27" office:value-type="float" office:value="2907" calcext:value-type="float">
            <text:p>2907</text:p>
          </table:table-cell>
          <table:table-cell table:style-name="ce47" table:formula="of:=[.B71]/[.$B$1]" office:value-type="float" office:value="94.5734797297297" calcext:value-type="float">
            <text:p>94.57</text:p>
          </table:table-cell>
          <table:table-cell table:style-name="ce47" table:formula="of:=[.C71]/[.$B$1]" office:value-type="float" office:value="55.8699324324324" calcext:value-type="float">
            <text:p>55.87</text:p>
          </table:table-cell>
          <table:table-cell table:style-name="ce47" table:formula="of:=[.D71]/[.$B$1]" office:value-type="float" office:value="100.274493243243" calcext:value-type="float">
            <text:p>100.27</text:p>
          </table:table-cell>
          <table:table-cell table:style-name="ce47" table:formula="of:=[.E71]/[.$B$1]" office:value-type="float" office:value="61.3809121621622" calcext:value-type="float">
            <text:p>61.38</text:p>
          </table:table-cell>
          <table:table-cell table:style-name="ce51" table:formula="of:=AVERAGE([.G71];[.I71])-[.$A$7]" office:value-type="float" office:value="-364.294763513514" calcext:value-type="float">
            <text:p>-364.3</text:p>
          </table:table-cell>
          <table:table-cell table:style-name="ce52" table:formula="of:=-1*[.J71]" office:value-type="float" office:value="364.294763513514" calcext:value-type="float">
            <text:p>364.3</text:p>
          </table:table-cell>
          <table:table-cell table:style-name="ce52" table:formula="of:=AVERAGE([.F71];[.H71])-[.$B$7]" office:value-type="float" office:value="-89.4847972972973" calcext:value-type="float">
            <text:p>-89.5</text:p>
          </table:table-cell>
          <table:table-cell table:style-name="ce52" table:formula="of:=AVERAGE(ABS([.F71]-[.H71]);ABS([.G71]-[.I71]))" office:value-type="float" office:value="5.60599662162162" calcext:value-type="float">
            <text:p>5.6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B</text:p>
          </table:table-cell>
          <table:table-cell table:style-name="ce27" office:value-type="float" office:value="5010" calcext:value-type="float">
            <text:p>5010</text:p>
          </table:table-cell>
          <table:table-cell table:style-name="ce27" office:value-type="float" office:value="10205" calcext:value-type="float">
            <text:p>10205</text:p>
          </table:table-cell>
          <table:table-cell table:style-name="ce27" office:value-type="float" office:value="5192" calcext:value-type="float">
            <text:p>5192</text:p>
          </table:table-cell>
          <table:table-cell table:style-name="ce27" office:value-type="float" office:value="10387" calcext:value-type="float">
            <text:p>10387</text:p>
          </table:table-cell>
          <table:table-cell table:style-name="ce47" table:formula="of:=[.B72]/[.$B$1]" office:value-type="float" office:value="105.785472972973" calcext:value-type="float">
            <text:p>105.79</text:p>
          </table:table-cell>
          <table:table-cell table:style-name="ce47" table:formula="of:=[.C72]/[.$B$1]" office:value-type="float" office:value="215.477195945946" calcext:value-type="float">
            <text:p>215.48</text:p>
          </table:table-cell>
          <table:table-cell table:style-name="ce47" table:formula="of:=[.D72]/[.$B$1]" office:value-type="float" office:value="109.628378378378" calcext:value-type="float">
            <text:p>109.63</text:p>
          </table:table-cell>
          <table:table-cell table:style-name="ce47" table:formula="of:=[.E72]/[.$B$1]" office:value-type="float" office:value="219.320101351351" calcext:value-type="float">
            <text:p>219.32</text:p>
          </table:table-cell>
          <table:table-cell table:style-name="ce51" table:formula="of:=AVERAGE([.G72];[.I72])-[.$A$7]" office:value-type="float" office:value="-205.521537162162" calcext:value-type="float">
            <text:p>-205.5</text:p>
          </table:table-cell>
          <table:table-cell table:style-name="ce52" table:formula="of:=-1*[.J72]" office:value-type="float" office:value="205.521537162162" calcext:value-type="float">
            <text:p>205.5</text:p>
          </table:table-cell>
          <table:table-cell table:style-name="ce52" table:formula="of:=AVERAGE([.F72];[.H72])-[.$B$7]" office:value-type="float" office:value="-79.2018581081081" calcext:value-type="float">
            <text:p>-79.2</text:p>
          </table:table-cell>
          <table:table-cell table:style-name="ce52" table:formula="of:=AVERAGE(ABS([.F72]-[.H72]);ABS([.G72]-[.I72]))" office:value-type="float" office:value="3.84290540540542" calcext:value-type="float">
            <text:p>3.8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27" office:value-type="float" office:value="4259" calcext:value-type="float">
            <text:p>4259</text:p>
          </table:table-cell>
          <table:table-cell table:style-name="ce27" office:value-type="float" office:value="12165" calcext:value-type="float">
            <text:p>12165</text:p>
          </table:table-cell>
          <table:table-cell table:style-name="ce27" office:value-type="float" office:value="4520" calcext:value-type="float">
            <text:p>4520</text:p>
          </table:table-cell>
          <table:table-cell table:style-name="ce27" office:value-type="float" office:value="12428" calcext:value-type="float">
            <text:p>12428</text:p>
          </table:table-cell>
          <table:table-cell table:style-name="ce47" table:formula="of:=[.B73]/[.$B$1]" office:value-type="float" office:value="89.9282094594595" calcext:value-type="float">
            <text:p>89.93</text:p>
          </table:table-cell>
          <table:table-cell table:style-name="ce47" table:formula="of:=[.C73]/[.$B$1]" office:value-type="float" office:value="256.862331081081" calcext:value-type="float">
            <text:p>256.86</text:p>
          </table:table-cell>
          <table:table-cell table:style-name="ce47" table:formula="of:=[.D73]/[.$B$1]" office:value-type="float" office:value="95.4391891891892" calcext:value-type="float">
            <text:p>95.44</text:p>
          </table:table-cell>
          <table:table-cell table:style-name="ce47" table:formula="of:=[.E73]/[.$B$1]" office:value-type="float" office:value="262.415540540541" calcext:value-type="float">
            <text:p>262.42</text:p>
          </table:table-cell>
          <table:table-cell table:style-name="ce51" table:formula="of:=AVERAGE([.G73];[.I73])-[.$A$7]" office:value-type="float" office:value="-163.28125" calcext:value-type="float">
            <text:p>-163.3</text:p>
          </table:table-cell>
          <table:table-cell table:style-name="ce52" table:formula="of:=-1*[.J73]" office:value-type="float" office:value="163.28125" calcext:value-type="float">
            <text:p>163.3</text:p>
          </table:table-cell>
          <table:table-cell table:style-name="ce52" table:formula="of:=AVERAGE([.F73];[.H73])-[.$B$7]" office:value-type="float" office:value="-94.2250844594595" calcext:value-type="float">
            <text:p>-94.2</text:p>
          </table:table-cell>
          <table:table-cell table:style-name="ce52" table:formula="of:=AVERAGE(ABS([.F73]-[.H73]);ABS([.G73]-[.I73]))" office:value-type="float" office:value="5.53209459459458" calcext:value-type="float">
            <text:p>5.5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D</text:p>
          </table:table-cell>
          <table:table-cell table:style-name="ce27" office:value-type="float" office:value="5073" calcext:value-type="float">
            <text:p>5073</text:p>
          </table:table-cell>
          <table:table-cell table:style-name="ce27" office:value-type="float" office:value="14493" calcext:value-type="float">
            <text:p>14493</text:p>
          </table:table-cell>
          <table:table-cell table:style-name="ce27" office:value-type="float" office:value="5197" calcext:value-type="float">
            <text:p>5197</text:p>
          </table:table-cell>
          <table:table-cell table:style-name="ce27" office:value-type="float" office:value="14618" calcext:value-type="float">
            <text:p>14618</text:p>
          </table:table-cell>
          <table:table-cell table:style-name="ce47" table:formula="of:=[.B74]/[.$B$1]" office:value-type="float" office:value="107.115709459459" calcext:value-type="float">
            <text:p>107.12</text:p>
          </table:table-cell>
          <table:table-cell table:style-name="ce47" table:formula="of:=[.C74]/[.$B$1]" office:value-type="float" office:value="306.017736486486" calcext:value-type="float">
            <text:p>306.02</text:p>
          </table:table-cell>
          <table:table-cell table:style-name="ce47" table:formula="of:=[.D74]/[.$B$1]" office:value-type="float" office:value="109.733952702703" calcext:value-type="float">
            <text:p>109.73</text:p>
          </table:table-cell>
          <table:table-cell table:style-name="ce47" table:formula="of:=[.E74]/[.$B$1]" office:value-type="float" office:value="308.657094594595" calcext:value-type="float">
            <text:p>308.66</text:p>
          </table:table-cell>
          <table:table-cell table:style-name="ce51" table:formula="of:=AVERAGE([.G74];[.I74])-[.$A$7]" office:value-type="float" office:value="-115.58277027027" calcext:value-type="float">
            <text:p>-115.6</text:p>
          </table:table-cell>
          <table:table-cell table:style-name="ce52" table:formula="of:=-1*[.J74]" office:value-type="float" office:value="115.58277027027" calcext:value-type="float">
            <text:p>115.6</text:p>
          </table:table-cell>
          <table:table-cell table:style-name="ce52" table:formula="of:=AVERAGE([.F74];[.H74])-[.$B$7]" office:value-type="float" office:value="-78.4839527027027" calcext:value-type="float">
            <text:p>-78.5</text:p>
          </table:table-cell>
          <table:table-cell table:style-name="ce52" table:formula="of:=AVERAGE(ABS([.F74]-[.H74]);ABS([.G74]-[.I74]))" office:value-type="float" office:value="2.62880067567566" calcext:value-type="float">
            <text:p>2.6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E</text:p>
          </table:table-cell>
          <table:table-cell table:style-name="ce27" office:value-type="float" office:value="5313" calcext:value-type="float">
            <text:p>5313</text:p>
          </table:table-cell>
          <table:table-cell table:style-name="ce27" office:value-type="float" office:value="14493" calcext:value-type="float">
            <text:p>14493</text:p>
          </table:table-cell>
          <table:table-cell table:style-name="ce27" office:value-type="float" office:value="5445" calcext:value-type="float">
            <text:p>5445</text:p>
          </table:table-cell>
          <table:table-cell table:style-name="ce27" office:value-type="float" office:value="14618" calcext:value-type="float">
            <text:p>14618</text:p>
          </table:table-cell>
          <table:table-cell table:style-name="ce47" table:formula="of:=[.B75]/[.$B$1]" office:value-type="float" office:value="112.183277027027" calcext:value-type="float">
            <text:p>112.18</text:p>
          </table:table-cell>
          <table:table-cell table:style-name="ce47" table:formula="of:=[.C75]/[.$B$1]" office:value-type="float" office:value="306.017736486486" calcext:value-type="float">
            <text:p>306.02</text:p>
          </table:table-cell>
          <table:table-cell table:style-name="ce47" table:formula="of:=[.D75]/[.$B$1]" office:value-type="float" office:value="114.970439189189" calcext:value-type="float">
            <text:p>114.97</text:p>
          </table:table-cell>
          <table:table-cell table:style-name="ce47" table:formula="of:=[.E75]/[.$B$1]" office:value-type="float" office:value="308.657094594595" calcext:value-type="float">
            <text:p>308.66</text:p>
          </table:table-cell>
          <table:table-cell table:style-name="ce51" table:formula="of:=AVERAGE([.G75];[.I75])-[.$A$7]" office:value-type="float" office:value="-115.58277027027" calcext:value-type="float">
            <text:p>-115.6</text:p>
          </table:table-cell>
          <table:table-cell table:style-name="ce52" table:formula="of:=-1*[.J75]" office:value-type="float" office:value="115.58277027027" calcext:value-type="float">
            <text:p>115.6</text:p>
          </table:table-cell>
          <table:table-cell table:style-name="ce52" table:formula="of:=AVERAGE([.F75];[.H75])-[.$B$7]" office:value-type="float" office:value="-73.3319256756757" calcext:value-type="float">
            <text:p>-73.3</text:p>
          </table:table-cell>
          <table:table-cell table:style-name="ce52" table:formula="of:=AVERAGE(ABS([.F75]-[.H75]);ABS([.G75]-[.I75]))" office:value-type="float" office:value="2.71326013513512" calcext:value-type="float">
            <text:p>2.7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F</text:p>
          </table:table-cell>
          <table:table-cell table:style-name="ce27" office:value-type="float" office:value="5852" calcext:value-type="float">
            <text:p>5852</text:p>
          </table:table-cell>
          <table:table-cell table:style-name="ce27" office:value-type="float" office:value="1001" calcext:value-type="float">
            <text:p>1001</text:p>
          </table:table-cell>
          <table:table-cell table:style-name="ce27" office:value-type="float" office:value="5998" calcext:value-type="float">
            <text:p>5998</text:p>
          </table:table-cell>
          <table:table-cell table:style-name="ce27" office:value-type="float" office:value="1142" calcext:value-type="float">
            <text:p>1142</text:p>
          </table:table-cell>
          <table:table-cell table:style-name="ce47" table:formula="of:=[.B76]/[.$B$1]" office:value-type="float" office:value="123.564189189189" calcext:value-type="float">
            <text:p>123.56</text:p>
          </table:table-cell>
          <table:table-cell table:style-name="ce47" table:formula="of:=[.C76]/[.$B$1]" office:value-type="float" office:value="21.1359797297297" calcext:value-type="float">
            <text:p>21.14</text:p>
          </table:table-cell>
          <table:table-cell table:style-name="ce47" table:formula="of:=[.D76]/[.$B$1]" office:value-type="float" office:value="126.646959459459" calcext:value-type="float">
            <text:p>126.65</text:p>
          </table:table-cell>
          <table:table-cell table:style-name="ce47" table:formula="of:=[.E76]/[.$B$1]" office:value-type="float" office:value="24.1131756756757" calcext:value-type="float">
            <text:p>24.11</text:p>
          </table:table-cell>
          <table:table-cell table:style-name="ce51" table:formula="of:=AVERAGE([.G76];[.I76])-[.$A$7]" office:value-type="float" office:value="-400.295608108108" calcext:value-type="float">
            <text:p>-400.3</text:p>
          </table:table-cell>
          <table:table-cell table:style-name="ce52" table:formula="of:=-1*[.J76]" office:value-type="float" office:value="400.295608108108" calcext:value-type="float">
            <text:p>400.3</text:p>
          </table:table-cell>
          <table:table-cell table:style-name="ce52" table:formula="of:=AVERAGE([.F76];[.H76])-[.$B$7]" office:value-type="float" office:value="-61.8032094594595" calcext:value-type="float">
            <text:p>-61.8</text:p>
          </table:table-cell>
          <table:table-cell table:style-name="ce52" table:formula="of:=AVERAGE(ABS([.F76]-[.H76]);ABS([.G76]-[.I76]))" office:value-type="float" office:value="3.02998310810811" calcext:value-type="float">
            <text:p>3.0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G</text:p>
          </table:table-cell>
          <table:table-cell table:style-name="ce27" office:value-type="float" office:value="5852" calcext:value-type="float">
            <text:p>5852</text:p>
          </table:table-cell>
          <table:table-cell table:style-name="ce27" office:value-type="float" office:value="3711" calcext:value-type="float">
            <text:p>3711</text:p>
          </table:table-cell>
          <table:table-cell table:style-name="ce27" office:value-type="float" office:value="5998" calcext:value-type="float">
            <text:p>5998</text:p>
          </table:table-cell>
          <table:table-cell table:style-name="ce27" office:value-type="float" office:value="3847" calcext:value-type="float">
            <text:p>3847</text:p>
          </table:table-cell>
          <table:table-cell table:style-name="ce47" table:formula="of:=[.B77]/[.$B$1]" office:value-type="float" office:value="123.564189189189" calcext:value-type="float">
            <text:p>123.56</text:p>
          </table:table-cell>
          <table:table-cell table:style-name="ce47" table:formula="of:=[.C77]/[.$B$1]" office:value-type="float" office:value="78.3572635135135" calcext:value-type="float">
            <text:p>78.36</text:p>
          </table:table-cell>
          <table:table-cell table:style-name="ce47" table:formula="of:=[.D77]/[.$B$1]" office:value-type="float" office:value="126.646959459459" calcext:value-type="float">
            <text:p>126.65</text:p>
          </table:table-cell>
          <table:table-cell table:style-name="ce47" table:formula="of:=[.E77]/[.$B$1]" office:value-type="float" office:value="81.2288851351351" calcext:value-type="float">
            <text:p>81.23</text:p>
          </table:table-cell>
          <table:table-cell table:style-name="ce51" table:formula="of:=AVERAGE([.G77];[.I77])-[.$A$7]" office:value-type="float" office:value="-343.127111486486" calcext:value-type="float">
            <text:p>-343.1</text:p>
          </table:table-cell>
          <table:table-cell table:style-name="ce52" table:formula="of:=-1*[.J77]" office:value-type="float" office:value="343.127111486486" calcext:value-type="float">
            <text:p>343.1</text:p>
          </table:table-cell>
          <table:table-cell table:style-name="ce52" table:formula="of:=AVERAGE([.F77];[.H77])-[.$B$7]" office:value-type="float" office:value="-61.8032094594595" calcext:value-type="float">
            <text:p>-61.8</text:p>
          </table:table-cell>
          <table:table-cell table:style-name="ce52" table:formula="of:=AVERAGE(ABS([.F77]-[.H77]);ABS([.G77]-[.I77]))" office:value-type="float" office:value="2.97719594594594" calcext:value-type="float">
            <text:p>3.0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H</text:p>
          </table:table-cell>
          <table:table-cell table:style-name="ce27" office:value-type="float" office:value="5852" calcext:value-type="float">
            <text:p>5852</text:p>
          </table:table-cell>
          <table:table-cell table:style-name="ce27" office:value-type="float" office:value="7317" calcext:value-type="float">
            <text:p>7317</text:p>
          </table:table-cell>
          <table:table-cell table:style-name="ce27" office:value-type="float" office:value="5998" calcext:value-type="float">
            <text:p>5998</text:p>
          </table:table-cell>
          <table:table-cell table:style-name="ce27" office:value-type="float" office:value="7445" calcext:value-type="float">
            <text:p>7445</text:p>
          </table:table-cell>
          <table:table-cell table:style-name="ce47" table:formula="of:=[.B78]/[.$B$1]" office:value-type="float" office:value="123.564189189189" calcext:value-type="float">
            <text:p>123.56</text:p>
          </table:table-cell>
          <table:table-cell table:style-name="ce47" table:formula="of:=[.C78]/[.$B$1]" office:value-type="float" office:value="154.497466216216" calcext:value-type="float">
            <text:p>154.50</text:p>
          </table:table-cell>
          <table:table-cell table:style-name="ce47" table:formula="of:=[.D78]/[.$B$1]" office:value-type="float" office:value="126.646959459459" calcext:value-type="float">
            <text:p>126.65</text:p>
          </table:table-cell>
          <table:table-cell table:style-name="ce47" table:formula="of:=[.E78]/[.$B$1]" office:value-type="float" office:value="157.200168918919" calcext:value-type="float">
            <text:p>157.20</text:p>
          </table:table-cell>
          <table:table-cell table:style-name="ce51" table:formula="of:=AVERAGE([.G78];[.I78])-[.$A$7]" office:value-type="float" office:value="-267.071368243243" calcext:value-type="float">
            <text:p>-267.1</text:p>
          </table:table-cell>
          <table:table-cell table:style-name="ce52" table:formula="of:=-1*[.J78]" office:value-type="float" office:value="267.071368243243" calcext:value-type="float">
            <text:p>267.1</text:p>
          </table:table-cell>
          <table:table-cell table:style-name="ce52" table:formula="of:=AVERAGE([.F78];[.H78])-[.$B$7]" office:value-type="float" office:value="-61.8032094594595" calcext:value-type="float">
            <text:p>-61.8</text:p>
          </table:table-cell>
          <table:table-cell table:style-name="ce52" table:formula="of:=AVERAGE(ABS([.F78]-[.H78]);ABS([.G78]-[.I78]))" office:value-type="float" office:value="2.89273648648649" calcext:value-type="float">
            <text:p>2.9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I</text:p>
          </table:table-cell>
          <table:table-cell table:style-name="ce27" office:value-type="float" office:value="5852" calcext:value-type="float">
            <text:p>5852</text:p>
          </table:table-cell>
          <table:table-cell table:style-name="ce27" office:value-type="float" office:value="18736" calcext:value-type="float">
            <text:p>18736</text:p>
          </table:table-cell>
          <table:table-cell table:style-name="ce27" office:value-type="float" office:value="5998" calcext:value-type="float">
            <text:p>5998</text:p>
          </table:table-cell>
          <table:table-cell table:style-name="ce27" office:value-type="float" office:value="18872" calcext:value-type="float">
            <text:p>18872</text:p>
          </table:table-cell>
          <table:table-cell table:style-name="ce47" table:formula="of:=[.B79]/[.$B$1]" office:value-type="float" office:value="123.564189189189" calcext:value-type="float">
            <text:p>123.56</text:p>
          </table:table-cell>
          <table:table-cell table:style-name="ce47" table:formula="of:=[.C79]/[.$B$1]" office:value-type="float" office:value="395.608108108108" calcext:value-type="float">
            <text:p>395.61</text:p>
          </table:table-cell>
          <table:table-cell table:style-name="ce47" table:formula="of:=[.D79]/[.$B$1]" office:value-type="float" office:value="126.646959459459" calcext:value-type="float">
            <text:p>126.65</text:p>
          </table:table-cell>
          <table:table-cell table:style-name="ce47" table:formula="of:=[.E79]/[.$B$1]" office:value-type="float" office:value="398.47972972973" calcext:value-type="float">
            <text:p>398.48</text:p>
          </table:table-cell>
          <table:table-cell table:style-name="ce51" table:formula="of:=AVERAGE([.G79];[.I79])-[.$A$7]" office:value-type="float" office:value="-25.8762668918919" calcext:value-type="float">
            <text:p>-25.9</text:p>
          </table:table-cell>
          <table:table-cell table:style-name="ce52" table:formula="of:=-1*[.J79]" office:value-type="float" office:value="25.8762668918919" calcext:value-type="float">
            <text:p>25.9</text:p>
          </table:table-cell>
          <table:table-cell table:style-name="ce52" table:formula="of:=AVERAGE([.F79];[.H79])-[.$B$7]" office:value-type="float" office:value="-61.8032094594595" calcext:value-type="float">
            <text:p>-61.8</text:p>
          </table:table-cell>
          <table:table-cell table:style-name="ce52" table:formula="of:=AVERAGE(ABS([.F79]-[.H79]);ABS([.G79]-[.I79]))" office:value-type="float" office:value="2.97719594594594" calcext:value-type="float">
            <text:p>3.0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J</text:p>
          </table:table-cell>
          <table:table-cell table:style-name="ce27" office:value-type="float" office:value="6758" calcext:value-type="float">
            <text:p>6758</text:p>
          </table:table-cell>
          <table:table-cell table:style-name="ce27" office:value-type="float" office:value="5960" calcext:value-type="float">
            <text:p>5960</text:p>
          </table:table-cell>
          <table:table-cell table:style-name="ce27" office:value-type="float" office:value="6900" calcext:value-type="float">
            <text:p>6900</text:p>
          </table:table-cell>
          <table:table-cell table:style-name="ce27" office:value-type="float" office:value="6090" calcext:value-type="float">
            <text:p>6090</text:p>
          </table:table-cell>
          <table:table-cell table:style-name="ce47" table:formula="of:=[.B80]/[.$B$1]" office:value-type="float" office:value="142.694256756757" calcext:value-type="float">
            <text:p>142.69</text:p>
          </table:table-cell>
          <table:table-cell table:style-name="ce47" table:formula="of:=[.C80]/[.$B$1]" office:value-type="float" office:value="125.844594594595" calcext:value-type="float">
            <text:p>125.84</text:p>
          </table:table-cell>
          <table:table-cell table:style-name="ce47" table:formula="of:=[.D80]/[.$B$1]" office:value-type="float" office:value="145.692567567568" calcext:value-type="float">
            <text:p>145.69</text:p>
          </table:table-cell>
          <table:table-cell table:style-name="ce47" table:formula="of:=[.E80]/[.$B$1]" office:value-type="float" office:value="128.589527027027" calcext:value-type="float">
            <text:p>128.59</text:p>
          </table:table-cell>
          <table:table-cell table:style-name="ce51" table:formula="of:=AVERAGE([.G80];[.I80])-[.$A$7]" office:value-type="float" office:value="-295.703125" calcext:value-type="float">
            <text:p>-295.7</text:p>
          </table:table-cell>
          <table:table-cell table:style-name="ce52" table:formula="of:=-1*[.J80]" office:value-type="float" office:value="295.703125" calcext:value-type="float">
            <text:p>295.7</text:p>
          </table:table-cell>
          <table:table-cell table:style-name="ce52" table:formula="of:=AVERAGE([.F80];[.H80])-[.$B$7]" office:value-type="float" office:value="-42.7153716216216" calcext:value-type="float">
            <text:p>-42.7</text:p>
          </table:table-cell>
          <table:table-cell table:style-name="ce52" table:formula="of:=AVERAGE(ABS([.F80]-[.H80]);ABS([.G80]-[.I80]))" office:value-type="float" office:value="2.87162162162162" calcext:value-type="float">
            <text:p>2.9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K</text:p>
          </table:table-cell>
          <table:table-cell table:style-name="ce27" office:value-type="float" office:value="6758" calcext:value-type="float">
            <text:p>6758</text:p>
          </table:table-cell>
          <table:table-cell table:style-name="ce27" office:value-type="float" office:value="9450" calcext:value-type="float">
            <text:p>9450</text:p>
          </table:table-cell>
          <table:table-cell table:style-name="ce27" office:value-type="float" office:value="6900" calcext:value-type="float">
            <text:p>6900</text:p>
          </table:table-cell>
          <table:table-cell table:style-name="ce27" office:value-type="float" office:value="9582" calcext:value-type="float">
            <text:p>9582</text:p>
          </table:table-cell>
          <table:table-cell table:style-name="ce47" table:formula="of:=[.B81]/[.$B$1]" office:value-type="float" office:value="142.694256756757" calcext:value-type="float">
            <text:p>142.69</text:p>
          </table:table-cell>
          <table:table-cell table:style-name="ce47" table:formula="of:=[.C81]/[.$B$1]" office:value-type="float" office:value="199.535472972973" calcext:value-type="float">
            <text:p>199.54</text:p>
          </table:table-cell>
          <table:table-cell table:style-name="ce47" table:formula="of:=[.D81]/[.$B$1]" office:value-type="float" office:value="145.692567567568" calcext:value-type="float">
            <text:p>145.69</text:p>
          </table:table-cell>
          <table:table-cell table:style-name="ce47" table:formula="of:=[.E81]/[.$B$1]" office:value-type="float" office:value="202.322635135135" calcext:value-type="float">
            <text:p>202.32</text:p>
          </table:table-cell>
          <table:table-cell table:style-name="ce51" table:formula="of:=AVERAGE([.G81];[.I81])-[.$A$7]" office:value-type="float" office:value="-221.991131756757" calcext:value-type="float">
            <text:p>-222.0</text:p>
          </table:table-cell>
          <table:table-cell table:style-name="ce52" table:formula="of:=-1*[.J81]" office:value-type="float" office:value="221.991131756757" calcext:value-type="float">
            <text:p>222.0</text:p>
          </table:table-cell>
          <table:table-cell table:style-name="ce52" table:formula="of:=AVERAGE([.F81];[.H81])-[.$B$7]" office:value-type="float" office:value="-42.7153716216216" calcext:value-type="float">
            <text:p>-42.7</text:p>
          </table:table-cell>
          <table:table-cell table:style-name="ce52" table:formula="of:=AVERAGE(ABS([.F81]-[.H81]);ABS([.G81]-[.I81]))" office:value-type="float" office:value="2.89273648648648" calcext:value-type="float">
            <text:p>2.9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L</text:p>
          </table:table-cell>
          <table:table-cell table:style-name="ce27" office:value-type="float" office:value="6758" calcext:value-type="float">
            <text:p>6758</text:p>
          </table:table-cell>
          <table:table-cell table:style-name="ce27" office:value-type="float" office:value="14965" calcext:value-type="float">
            <text:p>14965</text:p>
          </table:table-cell>
          <table:table-cell table:style-name="ce27" office:value-type="float" office:value="6900" calcext:value-type="float">
            <text:p>6900</text:p>
          </table:table-cell>
          <table:table-cell table:style-name="ce27" office:value-type="float" office:value="15114" calcext:value-type="float">
            <text:p>15114</text:p>
          </table:table-cell>
          <table:table-cell table:style-name="ce47" table:formula="of:=[.B82]/[.$B$1]" office:value-type="float" office:value="142.694256756757" calcext:value-type="float">
            <text:p>142.69</text:p>
          </table:table-cell>
          <table:table-cell table:style-name="ce47" table:formula="of:=[.C82]/[.$B$1]" office:value-type="float" office:value="315.983952702703" calcext:value-type="float">
            <text:p>315.98</text:p>
          </table:table-cell>
          <table:table-cell table:style-name="ce47" table:formula="of:=[.D82]/[.$B$1]" office:value-type="float" office:value="145.692567567568" calcext:value-type="float">
            <text:p>145.69</text:p>
          </table:table-cell>
          <table:table-cell table:style-name="ce47" table:formula="of:=[.E82]/[.$B$1]" office:value-type="float" office:value="319.130067567568" calcext:value-type="float">
            <text:p>319.13</text:p>
          </table:table-cell>
          <table:table-cell table:style-name="ce51" table:formula="of:=AVERAGE([.G82];[.I82])-[.$A$7]" office:value-type="float" office:value="-105.363175675676" calcext:value-type="float">
            <text:p>-105.4</text:p>
          </table:table-cell>
          <table:table-cell table:style-name="ce52" table:formula="of:=-1*[.J82]" office:value-type="float" office:value="105.363175675676" calcext:value-type="float">
            <text:p>105.4</text:p>
          </table:table-cell>
          <table:table-cell table:style-name="ce52" table:formula="of:=AVERAGE([.F82];[.H82])-[.$B$7]" office:value-type="float" office:value="-42.7153716216216" calcext:value-type="float">
            <text:p>-42.7</text:p>
          </table:table-cell>
          <table:table-cell table:style-name="ce52" table:formula="of:=AVERAGE(ABS([.F82]-[.H82]);ABS([.G82]-[.I82]))" office:value-type="float" office:value="3.07221283783782" calcext:value-type="float">
            <text:p>3.1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M</text:p>
          </table:table-cell>
          <table:table-cell table:style-name="ce27" office:value-type="float" office:value="7671" calcext:value-type="float">
            <text:p>7671</text:p>
          </table:table-cell>
          <table:table-cell table:style-name="ce27" office:value-type="float" office:value="998" calcext:value-type="float">
            <text:p>998</text:p>
          </table:table-cell>
          <table:table-cell table:style-name="ce27" office:value-type="float" office:value="7805" calcext:value-type="float">
            <text:p>7805</text:p>
          </table:table-cell>
          <table:table-cell table:style-name="ce27" office:value-type="float" office:value="1127" calcext:value-type="float">
            <text:p>1127</text:p>
          </table:table-cell>
          <table:table-cell table:style-name="ce47" table:formula="of:=[.B83]/[.$B$1]" office:value-type="float" office:value="161.972128378378" calcext:value-type="float">
            <text:p>161.97</text:p>
          </table:table-cell>
          <table:table-cell table:style-name="ce47" table:formula="of:=[.C83]/[.$B$1]" office:value-type="float" office:value="21.0726351351351" calcext:value-type="float">
            <text:p>21.07</text:p>
          </table:table-cell>
          <table:table-cell table:style-name="ce47" table:formula="of:=[.D83]/[.$B$1]" office:value-type="float" office:value="164.80152027027" calcext:value-type="float">
            <text:p>164.80</text:p>
          </table:table-cell>
          <table:table-cell table:style-name="ce47" table:formula="of:=[.E83]/[.$B$1]" office:value-type="float" office:value="23.7964527027027" calcext:value-type="float">
            <text:p>23.80</text:p>
          </table:table-cell>
          <table:table-cell table:style-name="ce51" table:formula="of:=AVERAGE([.G83];[.I83])-[.$A$7]" office:value-type="float" office:value="-400.485641891892" calcext:value-type="float">
            <text:p>-400.5</text:p>
          </table:table-cell>
          <table:table-cell table:style-name="ce52" table:formula="of:=-1*[.J83]" office:value-type="float" office:value="400.485641891892" calcext:value-type="float">
            <text:p>400.5</text:p>
          </table:table-cell>
          <table:table-cell table:style-name="ce52" table:formula="of:=AVERAGE([.F83];[.H83])-[.$B$7]" office:value-type="float" office:value="-23.5219594594595" calcext:value-type="float">
            <text:p>-23.5</text:p>
          </table:table-cell>
          <table:table-cell table:style-name="ce52" table:formula="of:=AVERAGE(ABS([.F83]-[.H83]);ABS([.G83]-[.I83]))" office:value-type="float" office:value="2.77660472972972" calcext:value-type="float">
            <text:p>2.8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N</text:p>
          </table:table-cell>
          <table:table-cell table:style-name="ce27" office:value-type="float" office:value="7671" calcext:value-type="float">
            <text:p>7671</text:p>
          </table:table-cell>
          <table:table-cell table:style-name="ce27" office:value-type="float" office:value="3708" calcext:value-type="float">
            <text:p>3708</text:p>
          </table:table-cell>
          <table:table-cell table:style-name="ce27" office:value-type="float" office:value="7805" calcext:value-type="float">
            <text:p>7805</text:p>
          </table:table-cell>
          <table:table-cell table:style-name="ce27" office:value-type="float" office:value="3840" calcext:value-type="float">
            <text:p>3840</text:p>
          </table:table-cell>
          <table:table-cell table:style-name="ce47" table:formula="of:=[.B84]/[.$B$1]" office:value-type="float" office:value="161.972128378378" calcext:value-type="float">
            <text:p>161.97</text:p>
          </table:table-cell>
          <table:table-cell table:style-name="ce47" table:formula="of:=[.C84]/[.$B$1]" office:value-type="float" office:value="78.2939189189189" calcext:value-type="float">
            <text:p>78.29</text:p>
          </table:table-cell>
          <table:table-cell table:style-name="ce47" table:formula="of:=[.D84]/[.$B$1]" office:value-type="float" office:value="164.80152027027" calcext:value-type="float">
            <text:p>164.80</text:p>
          </table:table-cell>
          <table:table-cell table:style-name="ce47" table:formula="of:=[.E84]/[.$B$1]" office:value-type="float" office:value="81.0810810810811" calcext:value-type="float">
            <text:p>81.08</text:p>
          </table:table-cell>
          <table:table-cell table:style-name="ce51" table:formula="of:=AVERAGE([.G84];[.I84])-[.$A$7]" office:value-type="float" office:value="-343.232685810811" calcext:value-type="float">
            <text:p>-343.2</text:p>
          </table:table-cell>
          <table:table-cell table:style-name="ce52" table:formula="of:=-1*[.J84]" office:value-type="float" office:value="343.232685810811" calcext:value-type="float">
            <text:p>343.2</text:p>
          </table:table-cell>
          <table:table-cell table:style-name="ce52" table:formula="of:=AVERAGE([.F84];[.H84])-[.$B$7]" office:value-type="float" office:value="-23.5219594594595" calcext:value-type="float">
            <text:p>-23.5</text:p>
          </table:table-cell>
          <table:table-cell table:style-name="ce52" table:formula="of:=AVERAGE(ABS([.F84]-[.H84]);ABS([.G84]-[.I84]))" office:value-type="float" office:value="2.80827702702702" calcext:value-type="float">
            <text:p>2.8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O</text:p>
          </table:table-cell>
          <table:table-cell table:style-name="ce27" office:value-type="float" office:value="7671" calcext:value-type="float">
            <text:p>7671</text:p>
          </table:table-cell>
          <table:table-cell table:style-name="ce27" office:value-type="float" office:value="11528" calcext:value-type="float">
            <text:p>11528</text:p>
          </table:table-cell>
          <table:table-cell table:style-name="ce27" office:value-type="float" office:value="7805" calcext:value-type="float">
            <text:p>7805</text:p>
          </table:table-cell>
          <table:table-cell table:style-name="ce27" office:value-type="float" office:value="11655" calcext:value-type="float">
            <text:p>11655</text:p>
          </table:table-cell>
          <table:table-cell table:style-name="ce47" table:formula="of:=[.B85]/[.$B$1]" office:value-type="float" office:value="161.972128378378" calcext:value-type="float">
            <text:p>161.97</text:p>
          </table:table-cell>
          <table:table-cell table:style-name="ce47" table:formula="of:=[.C85]/[.$B$1]" office:value-type="float" office:value="243.412162162162" calcext:value-type="float">
            <text:p>243.41</text:p>
          </table:table-cell>
          <table:table-cell table:style-name="ce47" table:formula="of:=[.D85]/[.$B$1]" office:value-type="float" office:value="164.80152027027" calcext:value-type="float">
            <text:p>164.80</text:p>
          </table:table-cell>
          <table:table-cell table:style-name="ce47" table:formula="of:=[.E85]/[.$B$1]" office:value-type="float" office:value="246.09375" calcext:value-type="float">
            <text:p>246.09</text:p>
          </table:table-cell>
          <table:table-cell table:style-name="ce51" table:formula="of:=AVERAGE([.G85];[.I85])-[.$A$7]" office:value-type="float" office:value="-178.16722972973" calcext:value-type="float">
            <text:p>-178.2</text:p>
          </table:table-cell>
          <table:table-cell table:style-name="ce52" table:formula="of:=-1*[.J85]" office:value-type="float" office:value="178.16722972973" calcext:value-type="float">
            <text:p>178.2</text:p>
          </table:table-cell>
          <table:table-cell table:style-name="ce52" table:formula="of:=AVERAGE([.F85];[.H85])-[.$B$7]" office:value-type="float" office:value="-23.5219594594595" calcext:value-type="float">
            <text:p>-23.5</text:p>
          </table:table-cell>
          <table:table-cell table:style-name="ce52" table:formula="of:=AVERAGE(ABS([.F85]-[.H85]);ABS([.G85]-[.I85]))" office:value-type="float" office:value="2.75548986486486" calcext:value-type="float">
            <text:p>2.8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style-name="ce27" office:value-type="float" office:value="7671" calcext:value-type="float">
            <text:p>7671</text:p>
          </table:table-cell>
          <table:table-cell table:style-name="ce27" office:value-type="float" office:value="19355" calcext:value-type="float">
            <text:p>19355</text:p>
          </table:table-cell>
          <table:table-cell table:style-name="ce27" office:value-type="float" office:value="7805" calcext:value-type="float">
            <text:p>7805</text:p>
          </table:table-cell>
          <table:table-cell table:style-name="ce27" office:value-type="float" office:value="19487" calcext:value-type="float">
            <text:p>19487</text:p>
          </table:table-cell>
          <table:table-cell table:style-name="ce47" table:formula="of:=[.B86]/[.$B$1]" office:value-type="float" office:value="161.972128378378" calcext:value-type="float">
            <text:p>161.97</text:p>
          </table:table-cell>
          <table:table-cell table:style-name="ce47" table:formula="of:=[.C86]/[.$B$1]" office:value-type="float" office:value="408.67820945946" calcext:value-type="float">
            <text:p>408.68</text:p>
          </table:table-cell>
          <table:table-cell table:style-name="ce47" table:formula="of:=[.D86]/[.$B$1]" office:value-type="float" office:value="164.80152027027" calcext:value-type="float">
            <text:p>164.80</text:p>
          </table:table-cell>
          <table:table-cell table:style-name="ce47" table:formula="of:=[.E86]/[.$B$1]" office:value-type="float" office:value="411.465371621622" calcext:value-type="float">
            <text:p>411.47</text:p>
          </table:table-cell>
          <table:table-cell table:style-name="ce51" table:formula="of:=AVERAGE([.G86];[.I86])-[.$A$7]" office:value-type="float" office:value="-12.8483952702703" calcext:value-type="float">
            <text:p>-12.8</text:p>
          </table:table-cell>
          <table:table-cell table:style-name="ce52" table:formula="of:=-1*[.J86]" office:value-type="float" office:value="12.8483952702703" calcext:value-type="float">
            <text:p>12.8</text:p>
          </table:table-cell>
          <table:table-cell table:style-name="ce52" table:formula="of:=AVERAGE([.F86];[.H86])-[.$B$7]" office:value-type="float" office:value="-23.5219594594595" calcext:value-type="float">
            <text:p>-23.5</text:p>
          </table:table-cell>
          <table:table-cell table:style-name="ce52" table:formula="of:=AVERAGE(ABS([.F86]-[.H86]);ABS([.G86]-[.I86]))" office:value-type="float" office:value="2.808277027027" calcext:value-type="float">
            <text:p>2.8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Q</text:p>
          </table:table-cell>
          <table:table-cell table:style-name="ce27" office:value-type="float" office:value="8558" calcext:value-type="float">
            <text:p>8558</text:p>
          </table:table-cell>
          <table:table-cell table:style-name="ce27" office:value-type="float" office:value="5955" calcext:value-type="float">
            <text:p>5955</text:p>
          </table:table-cell>
          <table:table-cell table:style-name="ce27" office:value-type="float" office:value="8702" calcext:value-type="float">
            <text:p>8702</text:p>
          </table:table-cell>
          <table:table-cell table:style-name="ce27" office:value-type="float" office:value="6087" calcext:value-type="float">
            <text:p>6087</text:p>
          </table:table-cell>
          <table:table-cell table:style-name="ce47" table:formula="of:=[.B87]/[.$B$1]" office:value-type="float" office:value="180.701013513514" calcext:value-type="float">
            <text:p>180.70</text:p>
          </table:table-cell>
          <table:table-cell table:style-name="ce47" table:formula="of:=[.C87]/[.$B$1]" office:value-type="float" office:value="125.73902027027" calcext:value-type="float">
            <text:p>125.74</text:p>
          </table:table-cell>
          <table:table-cell table:style-name="ce47" table:formula="of:=[.D87]/[.$B$1]" office:value-type="float" office:value="183.741554054054" calcext:value-type="float">
            <text:p>183.74</text:p>
          </table:table-cell>
          <table:table-cell table:style-name="ce47" table:formula="of:=[.E87]/[.$B$1]" office:value-type="float" office:value="128.526182432432" calcext:value-type="float">
            <text:p>128.53</text:p>
          </table:table-cell>
          <table:table-cell table:style-name="ce51" table:formula="of:=AVERAGE([.G87];[.I87])-[.$A$7]" office:value-type="float" office:value="-295.787584459459" calcext:value-type="float">
            <text:p>-295.8</text:p>
          </table:table-cell>
          <table:table-cell table:style-name="ce52" table:formula="of:=-1*[.J87]" office:value-type="float" office:value="295.787584459459" calcext:value-type="float">
            <text:p>295.8</text:p>
          </table:table-cell>
          <table:table-cell table:style-name="ce52" table:formula="of:=AVERAGE([.F87];[.H87])-[.$B$7]" office:value-type="float" office:value="-4.68749999999997" calcext:value-type="float">
            <text:p>-4.7</text:p>
          </table:table-cell>
          <table:table-cell table:style-name="ce52" table:formula="of:=AVERAGE(ABS([.F87]-[.H87]);ABS([.G87]-[.I87]))" office:value-type="float" office:value="2.91385135135135" calcext:value-type="float">
            <text:p>2.9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R</text:p>
          </table:table-cell>
          <table:table-cell table:style-name="ce27" office:value-type="float" office:value="8558" calcext:value-type="float">
            <text:p>8558</text:p>
          </table:table-cell>
          <table:table-cell table:style-name="ce27" office:value-type="float" office:value="9786" calcext:value-type="float">
            <text:p>9786</text:p>
          </table:table-cell>
          <table:table-cell table:style-name="ce27" office:value-type="float" office:value="8702" calcext:value-type="float">
            <text:p>8702</text:p>
          </table:table-cell>
          <table:table-cell table:style-name="ce27" office:value-type="float" office:value="9911" calcext:value-type="float">
            <text:p>9911</text:p>
          </table:table-cell>
          <table:table-cell table:style-name="ce47" table:formula="of:=[.B88]/[.$B$1]" office:value-type="float" office:value="180.701013513514" calcext:value-type="float">
            <text:p>180.70</text:p>
          </table:table-cell>
          <table:table-cell table:style-name="ce47" table:formula="of:=[.C88]/[.$B$1]" office:value-type="float" office:value="206.630067567568" calcext:value-type="float">
            <text:p>206.63</text:p>
          </table:table-cell>
          <table:table-cell table:style-name="ce47" table:formula="of:=[.D88]/[.$B$1]" office:value-type="float" office:value="183.741554054054" calcext:value-type="float">
            <text:p>183.74</text:p>
          </table:table-cell>
          <table:table-cell table:style-name="ce47" table:formula="of:=[.E88]/[.$B$1]" office:value-type="float" office:value="209.269425675676" calcext:value-type="float">
            <text:p>209.27</text:p>
          </table:table-cell>
          <table:table-cell table:style-name="ce51" table:formula="of:=AVERAGE([.G88];[.I88])-[.$A$7]" office:value-type="float" office:value="-214.970439189189" calcext:value-type="float">
            <text:p>-215.0</text:p>
          </table:table-cell>
          <table:table-cell table:style-name="ce52" table:formula="of:=-1*[.J88]" office:value-type="float" office:value="214.970439189189" calcext:value-type="float">
            <text:p>215.0</text:p>
          </table:table-cell>
          <table:table-cell table:style-name="ce52" table:formula="of:=AVERAGE([.F88];[.H88])-[.$B$7]" office:value-type="float" office:value="-4.68749999999997" calcext:value-type="float">
            <text:p>-4.7</text:p>
          </table:table-cell>
          <table:table-cell table:style-name="ce52" table:formula="of:=AVERAGE(ABS([.F88]-[.H88]);ABS([.G88]-[.I88]))" office:value-type="float" office:value="2.83994932432432" calcext:value-type="float">
            <text:p>2.8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S</text:p>
          </table:table-cell>
          <table:table-cell table:style-name="ce27" office:value-type="float" office:value="8558" calcext:value-type="float">
            <text:p>8558</text:p>
          </table:table-cell>
          <table:table-cell table:style-name="ce27" office:value-type="float" office:value="15181" calcext:value-type="float">
            <text:p>15181</text:p>
          </table:table-cell>
          <table:table-cell table:style-name="ce27" office:value-type="float" office:value="8702" calcext:value-type="float">
            <text:p>8702</text:p>
          </table:table-cell>
          <table:table-cell table:style-name="ce27" office:value-type="float" office:value="15319" calcext:value-type="float">
            <text:p>15319</text:p>
          </table:table-cell>
          <table:table-cell table:style-name="ce47" table:formula="of:=[.B89]/[.$B$1]" office:value-type="float" office:value="180.701013513514" calcext:value-type="float">
            <text:p>180.70</text:p>
          </table:table-cell>
          <table:table-cell table:style-name="ce47" table:formula="of:=[.C89]/[.$B$1]" office:value-type="float" office:value="320.544763513514" calcext:value-type="float">
            <text:p>320.54</text:p>
          </table:table-cell>
          <table:table-cell table:style-name="ce47" table:formula="of:=[.D89]/[.$B$1]" office:value-type="float" office:value="183.741554054054" calcext:value-type="float">
            <text:p>183.74</text:p>
          </table:table-cell>
          <table:table-cell table:style-name="ce47" table:formula="of:=[.E89]/[.$B$1]" office:value-type="float" office:value="323.458614864865" calcext:value-type="float">
            <text:p>323.46</text:p>
          </table:table-cell>
          <table:table-cell table:style-name="ce51" table:formula="of:=AVERAGE([.G89];[.I89])-[.$A$7]" office:value-type="float" office:value="-100.918496621622" calcext:value-type="float">
            <text:p>-100.9</text:p>
          </table:table-cell>
          <table:table-cell table:style-name="ce52" table:formula="of:=-1*[.J89]" office:value-type="float" office:value="100.918496621622" calcext:value-type="float">
            <text:p>100.9</text:p>
          </table:table-cell>
          <table:table-cell table:style-name="ce52" table:formula="of:=AVERAGE([.F89];[.H89])-[.$B$7]" office:value-type="float" office:value="-4.68749999999997" calcext:value-type="float">
            <text:p>-4.7</text:p>
          </table:table-cell>
          <table:table-cell table:style-name="ce52" table:formula="of:=AVERAGE(ABS([.F89]-[.H89]);ABS([.G89]-[.I89]))" office:value-type="float" office:value="2.97719594594592" calcext:value-type="float">
            <text:p>3.0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T</text:p>
          </table:table-cell>
          <table:table-cell table:style-name="ce27" office:value-type="float" office:value="9456" calcext:value-type="float">
            <text:p>9456</text:p>
          </table:table-cell>
          <table:table-cell table:style-name="ce27" office:value-type="float" office:value="1396" calcext:value-type="float">
            <text:p>1396</text:p>
          </table:table-cell>
          <table:table-cell table:style-name="ce27" office:value-type="float" office:value="9595" calcext:value-type="float">
            <text:p>9595</text:p>
          </table:table-cell>
          <table:table-cell table:style-name="ce27" office:value-type="float" office:value="1526" calcext:value-type="float">
            <text:p>1526</text:p>
          </table:table-cell>
          <table:table-cell table:style-name="ce47" table:formula="of:=[.B90]/[.$B$1]" office:value-type="float" office:value="199.662162162162" calcext:value-type="float">
            <text:p>199.66</text:p>
          </table:table-cell>
          <table:table-cell table:style-name="ce47" table:formula="of:=[.C90]/[.$B$1]" office:value-type="float" office:value="29.4763513513514" calcext:value-type="float">
            <text:p>29.48</text:p>
          </table:table-cell>
          <table:table-cell table:style-name="ce47" table:formula="of:=[.D90]/[.$B$1]" office:value-type="float" office:value="202.597128378378" calcext:value-type="float">
            <text:p>202.60</text:p>
          </table:table-cell>
          <table:table-cell table:style-name="ce47" table:formula="of:=[.E90]/[.$B$1]" office:value-type="float" office:value="32.2212837837838" calcext:value-type="float">
            <text:p>32.22</text:p>
          </table:table-cell>
          <table:table-cell table:style-name="ce51" table:formula="of:=AVERAGE([.G90];[.I90])-[.$A$7]" office:value-type="float" office:value="-392.071368243243" calcext:value-type="float">
            <text:p>-392.1</text:p>
          </table:table-cell>
          <table:table-cell table:style-name="ce52" table:formula="of:=-1*[.J90]" office:value-type="float" office:value="392.071368243243" calcext:value-type="float">
            <text:p>392.1</text:p>
          </table:table-cell>
          <table:table-cell table:style-name="ce52" table:formula="of:=AVERAGE([.F90];[.H90])-[.$B$7]" office:value-type="float" office:value="14.2208614864865" calcext:value-type="float">
            <text:p>14.2</text:p>
          </table:table-cell>
          <table:table-cell table:style-name="ce52" table:formula="of:=AVERAGE(ABS([.F90]-[.H90]);ABS([.G90]-[.I90]))" office:value-type="float" office:value="2.83994932432433" calcext:value-type="float">
            <text:p>2.8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U</text:p>
          </table:table-cell>
          <table:table-cell table:style-name="ce27" office:value-type="float" office:value="9890" calcext:value-type="float">
            <text:p>9890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10142" calcext:value-type="float">
            <text:p>10142</text:p>
          </table:table-cell>
          <table:table-cell table:style-name="ce27" office:value-type="float" office:value="685" calcext:value-type="float">
            <text:p>685</text:p>
          </table:table-cell>
          <table:table-cell table:style-name="ce47" table:formula="of:=[.B91]/[.$B$1]" office:value-type="float" office:value="208.826013513513" calcext:value-type="float">
            <text:p>208.83</text:p>
          </table:table-cell>
          <table:table-cell table:style-name="ce47" table:formula="of:=[.C91]/[.$B$1]" office:value-type="float" office:value="9.39611486486487" calcext:value-type="float">
            <text:p>9.40</text:p>
          </table:table-cell>
          <table:table-cell table:style-name="ce47" table:formula="of:=[.D91]/[.$B$1]" office:value-type="float" office:value="214.146959459459" calcext:value-type="float">
            <text:p>214.15</text:p>
          </table:table-cell>
          <table:table-cell table:style-name="ce47" table:formula="of:=[.E91]/[.$B$1]" office:value-type="float" office:value="14.4636824324324" calcext:value-type="float">
            <text:p>14.46</text:p>
          </table:table-cell>
          <table:table-cell table:style-name="ce51" table:formula="of:=AVERAGE([.G91];[.I91])-[.$A$7]" office:value-type="float" office:value="-410.990287162162" calcext:value-type="float">
            <text:p>-411.0</text:p>
          </table:table-cell>
          <table:table-cell table:style-name="ce52" table:formula="of:=-1*[.J91]" office:value-type="float" office:value="410.990287162162" calcext:value-type="float">
            <text:p>411.0</text:p>
          </table:table-cell>
          <table:table-cell table:style-name="ce52" table:formula="of:=AVERAGE([.F91];[.H91])-[.$B$7]" office:value-type="float" office:value="24.5777027027027" calcext:value-type="float">
            <text:p>24.6</text:p>
          </table:table-cell>
          <table:table-cell table:style-name="ce52" table:formula="of:=AVERAGE(ABS([.F91]-[.H91]);ABS([.G91]-[.I91]))" office:value-type="float" office:value="5.19425675675675" calcext:value-type="float">
            <text:p>5.2</text:p>
          </table:table-cell>
          <table:table-cell table:style-name="ce27" table:number-columns-repeated="1011"/>
        </table:table-row>
        <table:table-row table:style-name="ro1">
          <table:table-cell table:style-name="ce27" office:value-type="string" calcext:value-type="string">
            <text:p>V</text:p>
          </table:table-cell>
          <table:table-cell table:style-name="ce27" office:value-type="float" office:value="9925" calcext:value-type="float">
            <text:p>9925</text:p>
          </table:table-cell>
          <table:table-cell table:style-name="ce27" office:value-type="float" office:value="20444" calcext:value-type="float">
            <text:p>20444</text:p>
          </table:table-cell>
          <table:table-cell table:style-name="ce27" office:value-type="float" office:value="10120" calcext:value-type="float">
            <text:p>10120</text:p>
          </table:table-cell>
          <table:table-cell table:style-name="ce27" office:value-type="float" office:value="20642" calcext:value-type="float">
            <text:p>20642</text:p>
          </table:table-cell>
          <table:table-cell table:style-name="ce47" table:formula="of:=[.B92]/[.$B$1]" office:value-type="float" office:value="209.565033783784" calcext:value-type="float">
            <text:p>209.57</text:p>
          </table:table-cell>
          <table:table-cell table:style-name="ce47" table:formula="of:=[.C92]/[.$B$1]" office:value-type="float" office:value="431.672297297297" calcext:value-type="float">
            <text:p>431.67</text:p>
          </table:table-cell>
          <table:table-cell table:style-name="ce47" table:formula="of:=[.D92]/[.$B$1]" office:value-type="float" office:value="213.682432432432" calcext:value-type="float">
            <text:p>213.68</text:p>
          </table:table-cell>
          <table:table-cell table:style-name="ce47" table:formula="of:=[.E92]/[.$B$1]" office:value-type="float" office:value="435.853040540541" calcext:value-type="float">
            <text:p>435.85</text:p>
          </table:table-cell>
          <table:table-cell table:style-name="ce51" table:formula="of:=AVERAGE([.G92];[.I92])-[.$A$7]" office:value-type="float" office:value="10.8424831081081" calcext:value-type="float">
            <text:p>10.8</text:p>
          </table:table-cell>
          <table:table-cell table:style-name="ce52" table:formula="of:=-1*[.J92]" office:value-type="float" office:value="-10.8424831081081" calcext:value-type="float">
            <text:p>-10.8</text:p>
          </table:table-cell>
          <table:table-cell table:style-name="ce52" table:formula="of:=AVERAGE([.F92];[.H92])-[.$B$7]" office:value-type="float" office:value="24.7149493243243" calcext:value-type="float">
            <text:p>24.7</text:p>
          </table:table-cell>
          <table:table-cell table:style-name="ce52" table:formula="of:=AVERAGE(ABS([.F92]-[.H92]);ABS([.G92]-[.I92]))" office:value-type="float" office:value="4.14907094594594" calcext:value-type="float">
            <text:p>4.1</text:p>
          </table:table-cell>
          <table:table-cell table:style-name="ce27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9:16:39.035723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6:58:01.242569243</meta:creation-date>
    <dc:date>2021-03-28T20:20:02.498287881</dc:date>
    <meta:editing-duration>PT2H44M48S</meta:editing-duration>
    <meta:editing-cycles>7</meta:editing-cycles>
    <meta:generator>LibreOffice/7.0.5.2$Linux_X86_64 LibreOffice_project/00$Build-2</meta:generator>
    <meta:document-statistic meta:table-count="1" meta:cell-count="681" meta:object-count="0"/>
  </office:meta>
</office:document-meta>
</file>